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Pictures/10000000000001C6000000C2D5F84F0FE4F34C1B.jpg" manifest:media-type="image/jpeg"/>
  <manifest:file-entry manifest:full-path="Pictures/10000201000009C4000009C4EBC994F2C349E145.png" manifest:media-type="image/png"/>
  <manifest:file-entry manifest:full-path="Pictures/10000201000001A4000001A4625BE70B00B9B6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Caladea1" svg:font-family="Caladea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413cm" fo:padding-top="0.13cm" fo:padding-bottom="0.13cm" fo:padding-left="0.55cm" fo:padding-right="0.25cm" fo:wrap-option="wrap"/>
    </style:style>
    <style:style style:name="gr5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15.189cm" fo:padding-top="0.13cm" fo:padding-bottom="0.13cm" fo:padding-left="0.55cm" fo:padding-right="0.25cm" fo:wrap-option="wrap"/>
    </style:style>
    <style:style style:name="gr6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5.813cm" fo:min-width="24.175cm" fo:padding-top="0.15cm" fo:padding-bottom="0.15cm" fo:padding-left="0.275cm" fo:padding-right="0.275cm" draw:shadow-opacity="0%"/>
    </style:style>
    <style:style style:name="gr7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13cm" fo:padding-top="0.13cm" fo:padding-bottom="0.13cm" fo:padding-left="0.55cm" fo:padding-right="0.25cm" fo:wrap-option="wrap"/>
    </style:style>
    <style:style style:name="gr8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049cm" fo:padding-top="0.13cm" fo:padding-bottom="0.13cm" fo:padding-left="0.55cm" fo:padding-right="0.25cm" fo:wrap-option="wrap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7.393cm" fo:min-width="10.634cm" fo:padding-top="0.15cm" fo:padding-bottom="0.15cm" fo:padding-left="0.275cm" fo:padding-right="0.275cm" draw:shadow-opacity="0%"/>
    </style:style>
    <style:style style:name="gr11" style:family="graphic" style:parent-style-name="standard">
      <style:graphic-properties svg:stroke-width="0.051cm" svg:stroke-color="#1c1c1c" draw:marker-start-width="0.356cm" draw:marker-end-width="0.356cm" draw:fill="solid" draw:fill-color="#729fcf" draw:opacity="0%" draw:textarea-horizontal-align="justify" draw:textarea-vertical-align="middle" draw:auto-grow-height="false" fo:min-height="10.625cm" fo:min-width="14.741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svg:stroke-width="0.051cm" svg:stroke-color="#1c1c1c" draw:marker-start-width="0.356cm" draw:marker-end-width="0.356cm" draw:fill="solid" draw:fill-color="#729fcf" draw:opacity="0%" draw:textarea-horizontal-align="justify" draw:textarea-vertical-align="middle" draw:auto-grow-height="false" fo:min-height="10.255cm" fo:min-width="11.117cm" fo:padding-top="0.151cm" fo:padding-bottom="0.151cm" fo:padding-left="0.276cm" fo:padding-right="0.276cm" draw:shadow-opacity="0%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4.307cm" fo:min-width="5.699cm" fo:padding-top="0.15cm" fo:padding-bottom="0.15cm" fo:padding-left="0.275cm" fo:padding-right="0.275cm" draw:shadow-opacity="0%"/>
    </style:style>
    <style:style style:name="gr14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1.956cm" fo:min-width="4.769cm" fo:padding-top="0.15cm" fo:padding-bottom="0.15cm" fo:padding-left="0.275cm" fo:padding-right="0.275cm" draw:shadow-opacity="0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0.691cm" fo:min-width="2.351cm" fo:padding-top="0.15cm" fo:padding-bottom="0.15cm" fo:padding-left="0.275cm" fo:padding-right="0.275cm" draw:shadow-opacity="0%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729fcf" draw:opacity="0%" draw:textarea-horizontal-align="justify" draw:textarea-vertical-align="middle" draw:auto-grow-height="false" fo:min-height="1.549cm" fo:min-width="6.75cm" fo:padding-top="0.15cm" fo:padding-bottom="0.15cm" fo:padding-left="0.275cm" fo:padding-right="0.275cm" draw:shadow-opacity="0%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pr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pr6" style:family="presentation" style:parent-style-name="OBJECT_5f__5f_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7" style:family="presentation" style:parent-style-name="OBJECT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911cm" style:use-optimal-column-width="false"/>
    </style:style>
    <style:style style:name="co2" style:family="table-column">
      <style:table-column-properties style:column-width="5.684cm" style:use-optimal-column-width="false"/>
    </style:style>
    <style:style style:name="co3" style:family="table-column">
      <style:table-column-properties style:column-width="2.035cm" style:use-optimal-column-width="false"/>
    </style:style>
    <style:style style:name="ro1" style:family="table-row">
      <style:table-row-properties style:row-height="1.039cm"/>
    </style:style>
    <style:style style:name="ro2" style:family="table-row">
      <style:table-row-properties style:row-height="1.021cm"/>
    </style:style>
    <style:style style:name="ro3" style:family="table-row">
      <style:table-row-properties style:row-height="1.083cm"/>
    </style:style>
    <style:style style:name="ro4" style:family="table-row">
      <style:table-row-properties style:row-height="1.022cm"/>
    </style:style>
    <style:style style:name="ro5" style:family="table-row">
      <style:table-row-properties style:row-height="1.02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style:paragraph-properties fo:margin-left="0cm" fo:margin-right="0cm" fo:margin-top="0.5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line-height="115%" fo:text-align="start" style:writing-mode="lr-tb" style:font-independent-line-spacing="true"/>
      <style:text-properties fo:font-size="28pt" style:font-size-asian="28pt" style:font-size-complex="28pt"/>
    </style:style>
    <style:style style:name="P13" style:family="paragraph">
      <loext:graphic-properties draw:fill="solid" draw:fill-color="#729fcf" draw:opacity="0%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6" style:family="paragraph">
      <loext:graphic-properties draw:fill="none"/>
      <style:paragraph-properties fo:line-height="115%" fo:text-align="start" style:writing-mode="lr-tb" style:font-independent-line-spacing="true"/>
      <style:text-properties fo:color="#333333"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9" style:family="paragraph">
      <loext:graphic-properties draw:fill="none"/>
      <style:paragraph-properties fo:line-height="115%" fo:text-align="start" style:writing-mode="lr-tb" style:font-independent-line-spacing="true"/>
      <style:text-properties fo:color="#333333" fo:font-size="26pt" style:font-size-asian="26pt" style:font-size-complex="26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1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1" fo:font-size="28pt" style:font-size-asian="28pt" style:font-size-complex="2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Arial" fo:font-size="30pt" fo:letter-spacing="normal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ce181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Arial" fo:font-size="18pt" fo:letter-spacing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size="11pt" fo:font-weight="bold" style:font-weight-asian="bold" style:font-weight-complex="bold"/>
    </style:style>
    <style:style style:name="T17" style:family="text">
      <style:text-properties fo:font-size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3" style:family="text">
      <style:text-properties fo:font-variant="normal" fo:text-transform="none" fo:color="#434343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5" style:family="text">
      <style:text-properties fo:font-variant="normal" fo:text-transform="none" fo:color="#3333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28" style:family="text">
      <style:text-properties fo:font-variant="normal" fo:text-transform="none" fo:color="#333333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43434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2" style:family="text">
      <style:text-properties fo:font-variant="normal" fo:text-transform="none" fo:color="#434343" style:text-line-through-style="none" style:text-line-through-type="none" style:text-position="0% 100%" style:font-name="Arial" fo:font-size="16pt" fo:letter-spacing="normal" fo:font-style="normal" fo:text-shadow="none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3" style:family="text">
      <style:text-properties fo:font-variant="normal" fo:text-transform="none" fo:color="#333333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★">
        <style:list-level-properties text:space-before="0.742cm" text:min-label-width="0.528cm"/>
        <style:text-properties style:font-name="Arial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★">
        <style:list-level-properties text:space-before="0.742cm" text:min-label-width="0.528cm"/>
        <style:text-properties style:font-name="Arial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21;p27" draw:style-name="gr1" draw:text-style-name="P2" draw:layer="layout" svg:width="21.589cm" svg:height="1.997cm" svg:x="1.901cm" svg:y="6.328cm">
          <text:p text:style-name="P1"><text:span text:style-name="T1">Bash Lecture 4 – Bash Scripting </text:span></text:p>
          <text:p text:style-name="P1"><text:span text:style-name="T1">beyond the basic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2" draw:text-style-name="P2" draw:layer="layout" svg:width="17.779cm" svg:height="4.867cm" svg:x="3.81cm" svg:y="9.695cm">
          <text:p text:style-name="P3"><text:span text:style-name="T2"><text:line-break/></text:span><text:span text:style-name="T2"> 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5.4cm" svg:height="15.675cm" svg:x="0cm" svg:y="2.172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Bibliography:</text:span></text:p>
              </text:list-item>
            </text:list>
            <text:p text:style-name="P5"><text:span text:style-name="T4"><text:a xlink:href="https://www.rigacci.org/docs/biblio/online/sysadmin/toc.htm" xlink:type="simple">https://www.rigacci.org/docs/biblio/online/sysadmin/toc.htm</text:a></text:span></text:p>
            <text:p text:style-name="P5"><text:span text:style-name="T4"><text:a xlink:href="https://www.tldp.org/LDP/abs/html/" xlink:type="simple">https://www.tldp.org/LDP/abs/html/</text:a></text:span></text:p>
            <text:list text:continue-numbering="true" text:style-name="L2">
              <text:list-item>
                <text:p text:style-name="P5"><text:span text:style-name="T5"><text:s/></text:span><text:span text:style-name="T5">Learning </text:span><text:span text:style-name="T5">Materials:</text:span></text:p>
              </text:list-item>
            </text:list>
            <text:p text:style-name="P5"><text:span text:style-name="T6">http://</text:span><text:span text:style-name="T6">www.ee.surrey.ac.uk/</text:span><text:span text:style-name="T6">Teaching/Unix/</text:span></text:p>
            <text:p text:style-name="P6"><text:span text:style-name="T6">https://github.com/</text:span><text:span text:style-name="T6">bertocco/</text:span><text:span text:style-name="T6">abilita_info_units_202</text:span><text:span text:style-name="T6">1</text:span></text:p>
            <text:p><text:span text:style-name="T5"/></text:p>
            <text:p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4" draw:text-style-name="P9" draw:layer="layout" svg:width="21.212cm" svg:height="2.286cm" svg:x="0cm" svg:y="-0.001cm">
          <text:p text:style-name="P8"><text:span text:style-name="T3">Bibliography and learning mate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4.384cm" svg:height="14.223cm" svg:x="1.016cm" svg:y="3.302cm" presentation:class="outline" presentation:user-transformed="true">
          <draw:text-box>
            <text:list text:style-name="L2">
              <text:list-item>
                <text:p text:style-name="P10"><text:span text:style-name="T7">Redirection</text:span><text:span text:style-name="T8"> </text:span></text:p>
              </text:list-item>
              <text:list-item>
                <text:p text:style-name="P5"><text:span text:style-name="T8">Bash scripting </text:span><text:span text:style-name="T8">programming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Main </text:span><text:span text:style-name="T8">programming </text:span><text:span text:style-name="T8">elements (if, for, </text:span><text:span text:style-name="T8">while,…)</text:span></text:p>
                  </text:list-item>
                  <text:list-item>
                    <text:p text:style-name="P11"><text:span text:style-name="T8">Functions</text:span></text:p>
                  </text:list-item>
                  <text:list-item>
                    <text:p text:style-name="P11"><text:span text:style-name="T8">Scope of </text:span><text:span text:style-name="T8">vari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Examples (using </text:span><text:span text:style-name="T8">files)</text:span></text:p>
                  </text:list-item>
                  <text:list-item>
                    <text:p text:style-name="P11"><text:span text:style-name="T8">Basic `sed`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Basic `awk`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1"><text:span text:style-name="T8"/></text:p>
                  </text:list-header>
                </text:list>
                <text:p text:style-name="P5"><text:span text:style-name="T8"/></text:p>
              </text:list-item>
            </text:list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Arguments of this le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Redirec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082cm" svg:height="15.55cm" svg:x="0.318cm" svg:y="2.593cm" presentation:class="outline" presentation:user-transformed="true">
          <draw:text-box>
            <text:p text:style-name="P10"><text:span text:style-name="T9">Redirection [&gt; <text:s/>&amp;&gt; <text:s/>&gt;&amp; <text:s/>&gt;&gt;]</text:span><text:span text:style-name="T10">.</text:span></text:p>
            <text:list text:style-name="L3">
              <text:list-item>
                <text:p text:style-name="P10"><text:span text:style-name="T10">Redirect stdout to file (overwrite filename if it already exists):</text:span></text:p>
              </text:list-item>
            </text:list>
            <text:p text:style-name="P10"><text:span text:style-name="T10">scriptname &gt; filename </text:span></text:p>
            <text:p text:style-name="P10"><text:span text:style-name="T10">scriptname <text:s/>&gt;&gt; filename <text:s text:c="6"/># appends the output of scriptname to file filename. If </text:span></text:p>
            <text:p text:style-name="P10"><text:span text:style-name="T10"><text:s text:c="45"/></text:span><text:span text:style-name="T10"># <text:s/>filename does not already exist, it is created</text:span></text:p>
            <text:list text:continue-numbering="true" text:style-name="L3">
              <text:list-item>
                <text:p text:style-name="P10"><text:span text:style-name="T10">Redirect stderr to file (overwrite filename if it already exists):</text:span></text:p>
              </text:list-item>
            </text:list>
            <text:p text:style-name="P10"><text:span text:style-name="T10">scriptname 2&gt; filename </text:span></text:p>
            <text:list text:continue-numbering="true" text:style-name="L3">
              <text:list-item>
                <text:p text:style-name="P10"><text:span text:style-name="T10">Redirect both the stdout and the stderr of command to filename:</text:span></text:p>
              </text:list-item>
            </text:list>
            <text:p text:style-name="P10"><text:span text:style-name="T10">command &amp;&gt; filename redirects both the stdout and the stderr of command to filename</text:span></text:p>
            <text:list text:continue-numbering="true" text:style-name="L3">
              <text:list-item>
                <text:p text:style-name="P10"><text:span text:style-name="T10">Redirects stdout of command to stderr:</text:span></text:p>
              </text:list-item>
            </text:list>
            <text:p text:style-name="P10"><text:span text:style-name="T10">command &gt;&amp;2 </text:span></text:p>
            <text:list text:continue-numbering="true" text:style-name="L3">
              <text:list-item>
                <text:p text:style-name="P10"><text:span text:style-name="T10">Redirects stderr of command to stdout:</text:span></text:p>
              </text:list-item>
            </text:list>
            <text:p text:style-name="P10"><text:span text:style-name="T10">command 2&gt;&amp;1</text:span></text:p>
            <text:p text:style-name="P10"><text:span text:style-name="T10"/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4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Redirection: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4.67cm" svg:height="15.882cm" svg:x="0.53cm" svg:y="2.593cm" presentation:class="outline" presentation:user-transformed="true">
          <draw:text-box>
            <text:list text:style-name="L3">
              <text:list-item>
                <text:p text:style-name="P10"><text:span text:style-name="T10">Stdout redirected to file</text:span></text:p>
              </text:list-item>
            </text:list>
            <text:p text:style-name="P10"><text:span text:style-name="T10">find . -name pippo &gt; find-output.txt</text:span></text:p>
            <text:list text:continue-numbering="true" text:style-name="L3">
              <text:list-item>
                <text:p text:style-name="P10"><text:span text:style-name="T10">Stderr redirected to file</text:span></text:p>
              </text:list-item>
            </text:list>
            <text:p text:style-name="P10"><text:span text:style-name="T10">find . -name pippo 2&gt; find-errors.txt</text:span></text:p>
            <text:list text:continue-numbering="true" text:style-name="L3">
              <text:list-item>
                <text:p text:style-name="P10"><text:span text:style-name="T10">discards any errors that are </text:span><text:span text:style-name="T10">generated by the find command</text:span></text:p>
              </text:list-item>
            </text:list>
            <text:p text:style-name="P10"><text:span text:style-name="T10">find / -name "*" -print 2&gt; </text:span><text:span text:style-name="T11">/dev/null</text:span></text:p>
            <text:p text:style-name="P10"><text:span text:style-name="T11">/dev/null </text:span><text:span text:style-name="T12">is a simple device </text:span><text:span text:style-name="T12">(implemented in software and not </text:span><text:span text:style-name="T12">corresponding to any hardware </text:span><text:span text:style-name="T12">device on the system).</text:span></text:p>
            <text:p text:style-name="P10"><text:span text:style-name="T12"><text:s text:c="4"/></text:span><text:span text:style-name="T12">/dev/null looks empty when you </text:span><text:span text:style-name="T12">read from it.</text:span></text:p>
            <text:p text:style-name="P10"><text:span text:style-name="T12"><text:s text:c="4"/></text:span><text:span text:style-name="T12">Writing to /dev/null does nothing: </text:span><text:span text:style-name="T12">data written to this device simply </text:span><text:span text:style-name="T12">"disappear."</text:span></text:p>
            <text:p text:style-name="P10"><text:span text:style-name="T12">Often a command's standard output </text:span><text:span text:style-name="T12">is silenced by redirecting it to </text:span><text:span text:style-name="T12">/dev/null, and this is perhaps the null </text:span><text:span text:style-name="T12">device's commonest use in shell </text:span><text:span text:style-name="T12">scripting:</text:span></text:p>
            <text:p text:style-name="P10"><text:span text:style-name="T12">command &gt; /dev/null</text:span></text:p>
            <text:list text:continue-numbering="true" text:style-name="L3">
              <text:list-item>
                <text:p text:style-name="P10"><text:span text:style-name="T12">Redirect both stdout and stderr </text:span><text:span text:style-name="T12">to file</text:span></text:p>
              </text:list-item>
            </text:list>
            <text:p text:style-name="P10"><text:span text:style-name="T12">find . <text:s/>-name pippo &amp;&gt; </text:span><text:span text:style-name="T12">out_and_err.txt</text:span></text:p>
            <text:list text:continue-numbering="true" text:style-name="L3">
              <text:list-item>
                <text:p text:style-name="P10"><text:span text:style-name="T12">Redirect stderr to stdout: </text:span><text:span text:style-name="T12"><text:tab/></text:span><text:span text:style-name="T12"> <text:s text:c="9"/></text:span><text:span text:style-name="T12"><text:s text:c="3"/>find . <text:s/>-name filename 2&gt;&amp;1</text:span></text:p>
              </text:list-item>
              <text:list-item>
                <text:p text:style-name="P10"><text:span text:style-name="T12">Redirect stdout to stderr: <text:s text:c="12"/></text:span><text:span text:style-name="T12"><text:s text:c="4"/>find . <text:s/>-name filename 1&gt;&amp;2 </text:span></text:p>
              </text:list-item>
            </text:list>
            <text:p text:style-name="P10"><text:span text:style-name="T12"/></text:p>
            <text:p text:style-name="P10"><text:span text:style-name="T12"/></text:p>
            <text:p text:style-name="P10"><text:span text:style-name="T10"/></text:p>
            <text:p text:style-name="P10"><text:span text:style-name="T10"/></text:p>
          </draw:text-box>
        </draw:frame>
        <draw:custom-shape draw:style-name="gr6" draw:text-style-name="P13" draw:layer="layout" svg:width="24.725cm" svg:height="6.113cm" svg:x="0.411cm" svg:y="7.9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5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Special characters: P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4cm" svg:height="15.55cm" svg:x="0cm" svg:y="2.593cm" presentation:class="outline" presentation:user-transformed="true">
          <draw:text-box>
            <text:p text:style-name="P10"><text:span text:style-name="T9">Pipe [ | ]</text:span><text:span text:style-name="T10">. Passes the output (stdout) </text:span><text:span text:style-name="T10">of a previous command to the input </text:span><text:span text:style-name="T10">(stdin) of the next one, or to the shell. </text:span><text:span text:style-name="T10">This is a method of chaining </text:span><text:span text:style-name="T10">commands together.</text:span></text:p>
            <text:p text:style-name="P10"><text:span text:style-name="T10"/></text:p>
            <text:p text:style-name="P10"><text:span text:style-name="T10">echo ls -l | sh</text:span></text:p>
            <text:p text:style-name="P10"><text:span text:style-name="T10"># <text:s/>Passes the output of "echo ls -l" to </text:span><text:span text:style-name="T10">the shell,</text:span></text:p>
            <text:p text:style-name="P10"><text:span text:style-name="T10">#+ with the same result as a simple </text:span><text:span text:style-name="T10">"ls -l".</text:span></text:p>
            <text:p text:style-name="P10"><text:span text:style-name="T10"/></text:p>
            <text:p text:style-name="P10"><text:span text:style-name="T10"/></text:p>
            <text:p text:style-name="P10"><text:span text:style-name="T10">cat *.lst | sort | uniq</text:span></text:p>
            <text:p text:style-name="P10"><text:span text:style-name="T10"># Merges and sorts all ".lst" files, </text:span><text:span text:style-name="T10">then deletes duplicate lines.</text:span></text:p>
            <text:p text:style-name="P10"><text:span text:style-name="T10"/></text:p>
            <text:p text:style-name="P10"><text:span text:style-name="T10">A pipe sends the stdout of one </text:span><text:span text:style-name="T10">process to the stdin of another. In a </text:span><text:span text:style-name="T10">typical case, a command, such as </text:span><text:span text:style-name="T10">cat or echo, pipes a stream of data to </text:span><text:span text:style-name="T10">a command that transforms it in input </text:span><text:span text:style-name="T10">for processing:</text:span></text:p>
            <text:p text:style-name="P10"><text:span text:style-name="T10"/></text:p>
            <text:p text:style-name="P10"><text:span text:style-name="T10">cat $filename1 $filename2 | grep </text:span><text:span text:style-name="T10">$search_word</text:span></text:p>
            <text:p text:style-name="P10"><text:span text:style-name="T10"/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6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7" draw:text-style-name="P9" draw:layer="layout" svg:width="20.929cm" svg:height="2.286cm" svg:x="0cm" svg:y="-0.001cm">
          <text:p text:style-name="P3"><text:span text:style-name="T1">Redirection with pipe and te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4.87cm" svg:height="15.882cm" svg:x="0.23cm" svg:y="2.593cm" presentation:class="outline" presentation:user-transformed="true">
          <draw:text-box>
            <text:p text:style-name="P10"><text:span text:style-name="T10">Examples of redirection of the output </text:span><text:span text:style-name="T10">of a command to be used as input of </text:span><text:span text:style-name="T10">another:</text:span></text:p>
            <text:list text:style-name="L3">
              <text:list-item>
                <text:p text:style-name="P10"><text:span text:style-name="T10">Display the output of a command </text:span><text:span text:style-name="T10">(in this case ls) by pages:</text:span></text:p>
                <text:p text:style-name="P10"><text:span text:style-name="T10">ls -la | less </text:span></text:p>
              </text:list-item>
              <text:list-item>
                <text:p text:style-name="P10"><text:span text:style-name="T10">Count files in a directory:</text:span></text:p>
                <text:p text:style-name="P10"><text:span text:style-name="T10">ls -l | wc -l</text:span></text:p>
              </text:list-item>
              <text:list-item>
                <text:p text:style-name="P10"><text:span text:style-name="T10">Count the number of rows </text:span><text:span text:style-name="T10">containing of the word “canadesi” </text:span><text:span text:style-name="T10">in the file vialactea.txt</text:span></text:p>
                <text:p text:style-name="P10"><text:span text:style-name="T10">grep canadesi vialactea.txt | wc -l</text:span></text:p>
              </text:list-item>
              <text:list-item>
                <text:p text:style-name="P10"><text:span text:style-name="T10">Count the number of words in </text:span><text:span text:style-name="T10">the rows containing the word </text:span><text:span text:style-name="T10">“canadesi”</text:span></text:p>
                <text:p text:style-name="P10"><text:span text:style-name="T10"/></text:p>
              </text:list-item>
            </text:list>
            <text:p text:style-name="P10"><text:span text:style-name="T10">`tee` is useful to redirect output both </text:span><text:span text:style-name="T10">to stdout and to a file. Example:</text:span></text:p>
            <text:p text:style-name="P10"><text:span text:style-name="T10">find . -name filename.ext 2&gt;&amp;1 | tee -</text:span><text:span text:style-name="T10">a log.txt</text:span></text:p>
            <text:p text:style-name="P10"><text:span text:style-name="T10">This will take stdout and append it to </text:span><text:span text:style-name="T10">log file. The stderr will then get </text:span><text:span text:style-name="T10">converted to stdout which is piped to </text:span><text:span text:style-name="T10">tee which appends it to the log and </text:span><text:span text:style-name="T10">sends it to stdout which will either </text:span><text:span text:style-name="T10">appear on the tty or can be piped to </text:span><text:span text:style-name="T10">another command.</text:span></text:p>
            <text:list text:continue-numbering="true" text:style-name="L3">
              <text:list-header>
                <text:p text:style-name="P10"><text:span text:style-name="T13"/></text:p>
              </text:list-header>
            </text:list>
            <text:p text:style-name="P10"><text:span text:style-name="T12">To go deep: </text:span><text:span text:style-name="T12">https://stackoverflow.com/questions/2</text:span><text:span text:style-name="T12">871233/write-stdout-stderr-to-a-</text:span><text:span text:style-name="T12">logfile-also-write-stderr-to-screen</text:span></text:p>
            <text:p text:style-name="P10"><text:span text:style-name="T10"/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7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Exercise: redi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4cm" svg:height="15.55cm" svg:x="0cm" svg:y="2.593cm" presentation:class="outline" presentation:user-transformed="true">
          <draw:text-box>
            <text:p text:style-name="P10"><text:span text:style-name="T12">Create a directory and file tree like </text:span><text:span text:style-name="T12">this one:</text:span></text:p>
            <text:p text:style-name="P10"><text:span text:style-name="T12">my_examples <text:s/>/ex1.dir</text:span></text:p>
            <text:p text:style-name="P10"><text:span text:style-name="T12"><text:s text:c="24"/></text:span><text:span text:style-name="T12">/ex2.txt</text:span></text:p>
            <text:p text:style-name="P10"><text:span text:style-name="T12"><text:s text:c="24"/></text:span><text:span text:style-name="T12">/ex3.dir</text:span></text:p>
            <text:p text:style-name="P10"><text:span text:style-name="T12"><text:s text:c="24"/></text:span><text:span text:style-name="T12">/e</text:span><text:span text:style-name="T14">x3.dir/</text:span><text:span text:style-name="T15">file1.txt</text:span></text:p>
            <text:p text:style-name="P10"><text:span text:style-name="T12"><text:s text:c="24"/></text:span><text:span text:style-name="T12">/e</text:span><text:span text:style-name="T14">x3.dir/</text:span><text:span text:style-name="T15">file2.txt</text:span></text:p>
            <text:p text:style-name="P10"><text:span text:style-name="T12"><text:s text:c="24"/></text:span><text:span text:style-name="T12">/e</text:span><text:span text:style-name="T14">x3.dir/</text:span><text:span text:style-name="T15">file3.txt</text:span></text:p>
            <text:p text:style-name="P10"><text:span text:style-name="T15"/></text:p>
            <text:p text:style-name="P10"><text:span text:style-name="T15">Remove read permissions to </text:span><text:span text:style-name="T15">directory </text:span><text:span text:style-name="T12"><text:s/>/e</text:span><text:span text:style-name="T14">x2.dir</text:span></text:p>
            <text:p text:style-name="P10"><text:span text:style-name="T12">Redirect output on a file. Error is </text:span><text:span text:style-name="T12">displayed on terminal</text:span></text:p>
            <text:p text:style-name="P10"><text:span text:style-name="T12">Redirect error on a file. Output is </text:span><text:span text:style-name="T12">displayed on terminal</text:span></text:p>
            <text:p text:style-name="P10"><text:span text:style-name="T12">Verify the content of the files</text:span></text:p>
            <text:p text:style-name="P10"><text:span text:style-name="T12">Stderr redirected to file</text:span></text:p>
            <text:p text:style-name="P10"><text:span text:style-name="T12">Redirect output and errors </text:span><text:span text:style-name="T12">symultaneously</text:span></text:p>
            <text:p text:style-name="P10"><text:span text:style-name="T12"/></text:p>
            <text:p text:style-name="P10"><text:span text:style-name="T12">Use pipe to redirect the output of a </text:span><text:span text:style-name="T12">command to another command and </text:span><text:span text:style-name="T12">to a file</text:span></text:p>
            <text:p text:style-name="P10"><text:span text:style-name="T12">Use tee to redirect output both to </text:span><text:span text:style-name="T12">stdout and to a file </text:span></text:p>
            <text:p text:style-name="P10"><text:span text:style-name="T12"/></text:p>
            <text:p text:style-name="P10"><text:span text:style-name="T12"/></text:p>
            <text:p text:style-name="P10"><text:span text:style-name="T12"/></text:p>
            <text:p text:style-name="P10"><text:span text:style-name="T12"/></text:p>
          </draw:text-box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8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OBJECT_5f__5f_" presentation:presentation-page-layout-name="AL2T11">
        <office:forms form:automatic-focus="false" form:apply-design-mode="false"/>
        <draw:frame draw:name="Google Shape;141;p29" presentation:style-name="pr5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1">Traditional service delivery</text:span><text:span text:style-name="T1"><text:line-break/></text:span><text:span text:style-name="T1"/></text:p>
          </draw:text-box>
        </draw:frame>
        <draw:custom-shape draw:name="Google Shape;142;p29" draw:style-name="gr5" draw:text-style-name="P9" draw:layer="layout" svg:width="15.988cm" svg:height="2.286cm" svg:x="0cm" svg:y="-0.001cm">
          <text:p text:style-name="P3"><text:span text:style-name="T1">Redirection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6" draw:text-style-name="P12" draw:layer="layout" svg:width="25.4cm" svg:height="15.55cm" svg:x="0cm" svg:y="2.593cm" presentation:class="outline" presentation:user-transformed="true">
          <draw:text-box>
            <text:p text:style-name="P10"><text:span text:style-name="T10">Each UNIX command (or program) is </text:span><text:span text:style-name="T10">connected to three communication </text:span><text:span text:style-name="T10">channels between the command and </text:span><text:span text:style-name="T10">its environment:</text:span></text:p>
            <text:list text:style-name="L5">
              <text:list-item>
                <text:p text:style-name="P10"><text:span text:style-name="T10">Standard input (stdin) where the </text:span><text:span text:style-name="T10">command read its input</text:span></text:p>
              </text:list-item>
              <text:list-item>
                <text:p text:style-name="P10"><text:span text:style-name="T10">Standard output (stdout) where </text:span><text:span text:style-name="T10">the command writes its output</text:span></text:p>
              </text:list-item>
              <text:list-item>
                <text:p text:style-name="P10"><text:span text:style-name="T10">Standard error (stderr) where the </text:span><text:span text:style-name="T10">command writes its error</text:span></text:p>
              </text:list-item>
            </text:list>
            <text:p text:style-name="P10"><text:span text:style-name="T10"><text:s/></text:span><text:span text:style-name="T10">When a command is executed via </text:span><text:span text:style-name="T10">an interactive shell, the streams are </text:span><text:span text:style-name="T10">typically connected to the text </text:span><text:span text:style-name="T10">terminal on which the shell is running, </text:span><text:span text:style-name="T10">but can be changed with redirection </text:span><text:span text:style-name="T10">or with a pipeline</text:span></text:p>
            <text:p text:style-name="P10"><text:span text:style-name="T10"/></text:p>
            <text:p text:style-name="P10"><text:span text:style-name="T10"><text:s text:c="3"/></text:span></text:p>
            <text:p text:style-name="P10"><text:span text:style-name="T10"><text:s text:c="4"/></text:span></text:p>
            <text:p text:style-name="P10"><text:span text:style-name="T10"><text:s text:c="3"/></text:span></text:p>
            <text:p text:style-name="P10"><text:span text:style-name="T10"><text:s text:c="3"/></text:span></text:p>
            <text:p text:style-name="P10"><text:span text:style-name="T10">Standard Input, Standard Output and </text:span><text:span text:style-name="T10">Standard Error Symbols:</text:span></text:p>
            <text:p text:style-name="P10"><text:span text:style-name="T10"/></text:p>
            <text:p text:style-name="P10"><text:span text:style-name="T10"><text:tab/></text:span></text:p>
            <text:p text:style-name="P10"><text:span text:style-name="T10"><text:s text:c="4"/></text:span></text:p>
            <text:p text:style-name="P10"><text:span text:style-name="T10"/></text:p>
            <text:p text:style-name="P10"><text:span text:style-name="T10"/></text:p>
            <text:p text:style-name="P10"><text:span text:style-name="T10"/></text:p>
          </draw:text-box>
        </draw:frame>
        <draw:frame draw:style-name="standard" draw:layer="layout" svg:width="23.821cm" svg:height="4.167cm" svg:x="0.407cm" svg:y="9.865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8"><text:span text:style-name="T10">redirect stdout to a file</text:span></text:p>
              </table:table-cell>
              <table:table-cell>
                <text:p text:style-name="P8"><text:span text:style-name="T10">redirect stderr and stdout to a file</text:span></text:p>
              </table:table-cell>
            </table:table-row>
            <table:table-row table:style-name="ro2" table:default-cell-style-name="gray2">
              <table:table-cell>
                <text:p text:style-name="P8"><text:span text:style-name="T10">redirect stderr to a file</text:span></text:p>
              </table:table-cell>
              <table:table-cell>
                <text:p text:style-name="P8"><text:span text:style-name="T10">redirect stderr and stdout to stdout</text:span></text:p>
              </table:table-cell>
            </table:table-row>
            <table:table-row table:style-name="ro2" table:default-cell-style-name="gray1">
              <table:table-cell>
                <text:p text:style-name="P8"><text:span text:style-name="T10">redirect stdout to stderr</text:span></text:p>
              </table:table-cell>
              <table:table-cell>
                <text:p text:style-name="P8"><text:span text:style-name="T10">redirect stderr and stdout to stderr </text:span></text:p>
              </table:table-cell>
            </table:table-row>
            <table:table-row table:style-name="ro3" table:default-cell-style-name="gray2">
              <table:table-cell>
                <text:p text:style-name="P8"><text:span text:style-name="T10">redirect stderr to stdou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718cm" svg:height="3.071cm" svg:x="0.451cm" svg:y="15.03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4" table:default-cell-style-name="gray3">
              <table:table-cell>
                <text:p text:style-name="P8"><text:span text:style-name="T10">standard input </text:span></text:p>
              </table:table-cell>
              <table:table-cell>
                <text:p text:style-name="P8"><text:span text:style-name="T10">0&lt;</text:span></text:p>
              </table:table-cell>
            </table:table-row>
            <table:table-row table:style-name="ro4" table:default-cell-style-name="gray2">
              <table:table-cell>
                <text:p text:style-name="P8"><text:span text:style-name="T10">standard output</text:span></text:p>
              </table:table-cell>
              <table:table-cell>
                <text:p text:style-name="P8"><text:span text:style-name="T10">1&gt;</text:span></text:p>
              </table:table-cell>
            </table:table-row>
            <table:table-row table:style-name="ro5" table:default-cell-style-name="gray1">
              <table:table-cell>
                <text:p text:style-name="P8"><text:span text:style-name="T10">standard error </text:span></text:p>
              </table:table-cell>
              <table:table-cell>
                <text:p text:style-name="P8"><text:span text:style-name="T10">2&gt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9" presentation:class="page"/>
          <draw:frame draw:name="Google Shape;138;g43a2041c0c_0_9:notes" presentation:style-name="pr7" draw:text-style-name="P4" draw:layer="layout" svg:width="15.239cm" svg:height="11.429cm" svg:x="1.905cm" svg:y="12.065cm" presentation:class="notes" presentation:user-transformed="true">
            <draw:text-box>
              <text:p text:style-name="P14"><text:span text:style-name="T16">stdin</text:span></text:p>
              <text:p text:style-name="P14"><text:span text:style-name="T17"/></text:p>
              <text:p text:style-name="P14"><text:span text:style-name="T17">Generally standard input, referred to as "stdin", comes from the keyboard.</text:span></text:p>
              <text:p text:style-name="P14"><text:span text:style-name="T17"/></text:p>
              <text:p text:style-name="P14"><text:span text:style-name="T17">When you type stuff, you're typing it on stdin (a standard input terminal). A standard input device, which is usually the keyboard, but Linux also allows you take standard input from a file.</text:span></text:p>
              <text:p text:style-name="P14"><text:span text:style-name="T17"/></text:p>
              <text:p text:style-name="P14"><text:span text:style-name="T17">For example:</text:span></text:p>
              <text:p text:style-name="P14"><text:span text:style-name="T17"/></text:p>
              <text:p text:style-name="P14"><text:span text:style-name="T17">cat &lt; myfirstscript <text:s/></text:span></text:p>
              <text:p text:style-name="P14"><text:span text:style-name="T17"/></text:p>
              <text:p text:style-name="P14"><text:span text:style-name="T16">stdout</text:span></text:p>
              <text:p text:style-name="P14"><text:span text:style-name="T17"/></text:p>
              <text:p text:style-name="P14"><text:span text:style-name="T17">Standard output, as created at process creating time, goes to the console, your terminal or an X terminal. Exactly where output is sent clearly depends on where the process originated.</text:span></text:p>
              <text:p text:style-name="P14"><text:span text:style-name="T17"/></text:p>
              <text:p text:style-name="P14"><text:span text:style-name="T17">Our console or terminal should be the device that is accepting the output. Running the command:</text:span></text:p>
              <text:p text:style-name="P14"><text:span text:style-name="T17"/></text:p>
              <text:p text:style-name="P14"><text:span text:style-name="T17">cat file</text:span></text:p>
              <text:p text:style-name="P14"><text:span text:style-name="T17"><text:s text:c="24"/></text:span></text:p>
            </draw:text-box>
          </draw:frame>
        </presentation:notes>
      </draw:page>
      <draw:page draw:name="page10" draw:style-name="dp3" draw:master-page-name="OBJECT" presentation:presentation-page-layout-name="AL2T11">
        <office:forms form:automatic-focus="false" form:apply-design-mode="false"/>
        <draw:custom-shape draw:name="Google Shape;142;p29" draw:style-name="gr8" draw:text-style-name="P15" draw:layer="layout" svg:width="20.848cm" svg:height="2.286cm" svg:x="0cm" svg:y="0cm">
          <text:p text:style-name="P3"><text:span text:style-name="T18">Conditional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6" draw:layer="layout" svg:width="24.797cm" svg:height="16.073cm" svg:x="0cm" svg:y="3.069cm" presentation:class="outline" presentation:user-transformed="true">
          <draw:text-box>
            <text:p text:style-name="P10"><text:span text:style-name="T19"><text:s/></text:span><text:span text:style-name="T19">Conditional statements:</text:span></text:p>
            <text:list text:style-name="L2">
              <text:list-header>
                <text:p text:style-name="P10"><text:span text:style-name="T19"/></text:p>
              </text:list-header>
              <text:list-item>
                <text:p text:style-name="P10"><text:span text:style-name="T19">If … then</text:span></text:p>
                <text:p text:style-name="P10"><text:span text:style-name="T19"/></text:p>
              </text:list-item>
              <text:list-item>
                <text:p text:style-name="P10"><text:span text:style-name="T19"><text:s/></text:span><text:span text:style-name="T19">If … then … else </text:span></text:p>
                <text:p text:style-name="P10"><text:span text:style-name="T19"/></text:p>
              </text:list-item>
            </text:list>
            <text:list text:style-name="L4">
              <text:list-item>
                <text:p text:style-name="P10"><text:span text:style-name="T19"><text:s/></text:span><text:span text:style-name="T19">If … then … elif</text:span></text:p>
                <text:p text:style-name="P10"><text:span text:style-name="T19"/></text:p>
              </text:list-item>
              <text:list-item>
                <text:p text:style-name="P10"><text:span text:style-name="T19"><text:s/></text:span><text:span text:style-name="T19">case</text:span></text:p>
              </text:list-item>
            </text:list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1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0">The if construction allows you </text:span><text:span text:style-name="T20">to specify different courses of </text:span><text:span text:style-name="T20">action to be taken in a shell </text:span><text:span text:style-name="T20">script, depending on the </text:span><text:span text:style-name="T20">success or failure of a </text:span><text:span text:style-name="T20">command.</text:span></text:p>
            <text:p text:style-name="P17"><text:span text:style-name="T20"/></text:p>
            <text:p text:style-name="P17"><text:span text:style-name="T20">The most compact syntax of </text:span><text:span text:style-name="T20">the if command is:</text:span></text:p>
            <text:p text:style-name="P17"><text:span text:style-name="T20"/></text:p>
            <text:p text:style-name="P17"><text:span text:style-name="T20">if TEST-COMMANDS; then </text:span><text:span text:style-name="T20">COMMANDS; fi </text:span></text:p>
            <text:p text:style-name="P17"><text:span text:style-name="T20"/></text:p>
            <text:p text:style-name="P17"><text:span text:style-name="T20">Which is the same, less </text:span><text:span text:style-name="T20">compact:</text:span></text:p>
            <text:p text:style-name="P17"><text:span text:style-name="T20"/></text:p>
            <text:p text:style-name="P17"><text:span text:style-name="T20">if TEST-COMMANDS</text:span></text:p>
            <text:p text:style-name="P17"><text:span text:style-name="T20"><text:s text:c="4"/></text:span><text:span text:style-name="T20">then COMMANDS</text:span></text:p>
            <text:p text:style-name="P17"><text:span text:style-name="T20">fi </text:span></text:p>
            <text:p text:style-name="P17"><text:span text:style-name="T20"/></text:p>
            <text:p text:style-name="P17"><text:span text:style-name="T21">The TEST-COMMAND list is </text:span><text:span text:style-name="T21">executed, and if its return status </text:span><text:span text:style-name="T21">is zero (True), the COMMANDS </text:span><text:span text:style-name="T21">are executed. The return status </text:span><text:span text:style-name="T21">is the exit status of the last </text:span><text:span text:style-name="T21">command executed, or zero if </text:span><text:span text:style-name="T21">the condition tested is not True </text:span><text:span text:style-name="T21">(different from 0).</text:span></text:p>
            <text:p text:style-name="P17"><text:span text:style-name="T20"><text:s/>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Conditional statement “if...th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1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list text:style-name="L3">
              <text:list-item>
                <text:p text:style-name="P17"><text:span text:style-name="T20">Testing exit status</text:span></text:p>
              </text:list-item>
            </text:list>
            <text:p text:style-name="P17"><text:span text:style-name="T20">The ? variable holds the exit </text:span><text:span text:style-name="T20">status of the previously </text:span><text:span text:style-name="T20">executed command (the most </text:span><text:span text:style-name="T20">recently completed foreground </text:span><text:span text:style-name="T20">process).</text:span></text:p>
            <text:p text:style-name="P17"><text:span text:style-name="T20">Example</text:span></text:p>
            <text:p text:style-name="P17"><text:span text:style-name="T20">Test to check if a command </text:span><text:span text:style-name="T20">has been successfully </text:span><text:span text:style-name="T20">executed:</text:span></text:p>
            <text:p text:style-name="P17"><text:span text:style-name="T22"/></text:p>
            <text:p text:style-name="P17"><text:span text:style-name="T20">ls -l</text:span></text:p>
            <text:p text:style-name="P17"><text:span text:style-name="T20">if [ $? -eq 0 ]</text:span></text:p>
            <text:p text:style-name="P17"><text:span text:style-name="T20"><text:s text:c="3"/></text:span><text:span text:style-name="T20">then echo 'That was a good </text:span><text:span text:style-name="T20">job!'</text:span></text:p>
            <text:p text:style-name="P17"><text:span text:style-name="T20">fi</text:span></text:p>
            <text:p text:style-name="P17"><text:span text:style-name="T22"/></text:p>
            <text:list text:continue-numbering="true" text:style-name="L3">
              <text:list-item>
                <text:p text:style-name="P17"><text:span text:style-name="T20">Numeric comparisons</text:span></text:p>
              </text:list-item>
            </text:list>
            <text:p text:style-name="P17"><text:span text:style-name="T20">The example below use </text:span><text:span text:style-name="T20">numerical comparisons:</text:span></text:p>
            <text:p text:style-name="P17"><text:span text:style-name="T22"/></text:p>
            <text:p text:style-name="P17"><text:span text:style-name="T20">num=`less work.txt |wc -l`</text:span></text:p>
            <text:p text:style-name="P17"><text:span text:style-name="T20">echo $num</text:span></text:p>
            <text:p text:style-name="P17"><text:span text:style-name="T20">If [[ <text:s/>"$num" -gt "150" <text:s/>]]</text:span></text:p>
            <text:p text:style-name="P17"><text:span text:style-name="T20">then echo ; echo "you've </text:span><text:span text:style-name="T20">worked hard enough for </text:span><text:span text:style-name="T20">today."</text:span></text:p>
            <text:p text:style-name="P17"><text:span text:style-name="T20">fi</text:span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Example of conditional statement “if...th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20">Relational operators</text:span></text:p>
            <text:list text:style-name="L3">
              <text:list-item>
                <text:p text:style-name="P17"><text:span text:style-name="T20">-lt (&lt;)</text:span><text:span text:style-name="T20"><text:tab/></text:span><text:span text:style-name="T20"><text:tab/></text:span><text:span text:style-name="T20">lower-than</text:span></text:p>
              </text:list-item>
              <text:list-item>
                <text:p text:style-name="P17"><text:span text:style-name="T20">-gt (&gt;) </text:span><text:span text:style-name="T20"><text:tab/></text:span><text:span text:style-name="T20"><text:tab/></text:span><text:span text:style-name="T20">greather-</text:span><text:span text:style-name="T23">then</text:span></text:p>
              </text:list-item>
              <text:list-item>
                <text:p text:style-name="P17"><text:span text:style-name="T20">-le (&lt;=)</text:span><text:span text:style-name="T20"><text:tab/></text:span><text:span text:style-name="T20"><text:tab/></text:span><text:span text:style-name="T20">lower-</text:span><text:span text:style-name="T23">equal</text:span></text:p>
              </text:list-item>
              <text:list-item>
                <text:p text:style-name="P17"><text:span text:style-name="T20">-ge (&gt;=)</text:span><text:span text:style-name="T20"><text:tab/></text:span><text:span text:style-name="T20"><text:tab/></text:span><text:span text:style-name="T20">greather-</text:span><text:span text:style-name="T23">equal</text:span></text:p>
              </text:list-item>
              <text:list-item>
                <text:p text:style-name="P17"><text:span text:style-name="T20">-eq (==)</text:span><text:span text:style-name="T20"><text:tab/></text:span><text:span text:style-name="T20">equal</text:span></text:p>
              </text:list-item>
              <text:list-item>
                <text:p text:style-name="P17"><text:span text:style-name="T20">-ne (!=)</text:span><text:span text:style-name="T20"><text:tab/></text:span><text:span text:style-name="T20"><text:tab/></text:span><text:span text:style-name="T20">not equal</text:span></text:p>
                <text:p text:style-name="P17"><text:span text:style-name="T20"/></text:p>
              </text:list-item>
            </text:list>
            <text:p text:style-name="P17"><text:span text:style-name="T20">Boolean operators</text:span></text:p>
            <text:list text:continue-numbering="true" text:style-name="L3">
              <text:list-item>
                <text:p text:style-name="P17"><text:span text:style-name="T20">&amp;&amp;</text:span><text:span text:style-name="T20"><text:tab/></text:span><text:span text:style-name="T20"><text:tab/></text:span><text:span text:style-name="T20">and</text:span></text:p>
              </text:list-item>
              <text:list-item>
                <text:p text:style-name="P17"><text:span text:style-name="T20">||</text:span><text:span text:style-name="T20"><text:tab/></text:span><text:span text:style-name="T20"><text:tab/></text:span><text:span text:style-name="T20">or</text:span></text:p>
              </text:list-item>
              <text:list-item>
                <text:p text:style-name="P17"><text:span text:style-name="T20">|</text:span><text:span text:style-name="T20"><text:tab/></text:span><text:span text:style-name="T20"><text:tab/></text:span><text:span text:style-name="T20">not</text:span></text:p>
              </text:list-item>
            </text:list>
            <text:p text:style-name="P17"><text:span text:style-name="T20"/></text:p>
            <text:p text:style-name="P17"><text:span text:style-name="T20">Files operators:</text:span></text:p>
            <text:list text:continue-numbering="true" text:style-name="L3">
              <text:list-item>
                <text:p text:style-name="P17"><text:span text:style-name="T20">if [ -x "$filename" ]; then <text:s text:c="5"/></text:span><text:span text:style-name="T20"># if filename is executable</text:span></text:p>
              </text:list-item>
              <text:list-item>
                <text:p text:style-name="P17"><text:span text:style-name="T20">if [ -e "$filename" ]; then <text:s text:c="5"/></text:span><text:span text:style-name="T20"># if filename exists</text:span></text:p>
              </text:list-item>
              <text:list-item>
                <text:p text:style-name="P17"><text:span text:style-name="T20">……………</text:span><text:span text:style-name="T20">.</text:span></text:p>
              </text:list-item>
            </text:list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Main conditional op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20">The [[ ]] construct is the more </text:span><text:span text:style-name="T20">versatile Bash version of [ ]. </text:span></text:p>
            <text:p text:style-name="P17"><text:span text:style-name="T20">This is the extended test </text:span><text:span text:style-name="T20">command.</text:span></text:p>
            <text:p text:style-name="P17"><text:span text:style-name="T20"/></text:p>
            <text:p text:style-name="P17"><text:span text:style-name="T20">No filename expansion or </text:span><text:span text:style-name="T20">word splitting takes place </text:span><text:span text:style-name="T20">between [[ and ]], but there is </text:span><text:span text:style-name="T20">parameter expansion and </text:span><text:span text:style-name="T20">command substitution.</text:span></text:p>
            <text:p text:style-name="P17"><text:span text:style-name="T20"/></text:p>
            <text:p text:style-name="P17"><text:span text:style-name="T20">file=/etc/passwd</text:span></text:p>
            <text:p text:style-name="P17"><text:span text:style-name="T20">if [[ -e $file ]]</text:span></text:p>
            <text:p text:style-name="P17"><text:span text:style-name="T20">then</text:span></text:p>
            <text:p text:style-name="P17"><text:span text:style-name="T20"><text:s text:c="2"/></text:span><text:span text:style-name="T20">echo "Password file exists."</text:span></text:p>
            <text:p text:style-name="P17"><text:span text:style-name="T20">fi</text:span></text:p>
            <text:p text:style-name="P17"><text:span text:style-name="T20"/></text:p>
            <text:p text:style-name="P17"><text:span text:style-name="T20">Using the [[ ... ]] test construct, </text:span><text:span text:style-name="T20">rather than [ ... ] can prevent </text:span><text:span text:style-name="T20">many logic errors in scripts. </text:span><text:span text:style-name="T20">For example, the &amp;&amp;, ||, &lt;, and </text:span><text:span text:style-name="T20">&gt; operators work within a [[ ]] </text:span><text:span text:style-name="T20">test, despite giving an error </text:span><text:span text:style-name="T20">within a [ ] construct.</text:span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Condition ch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BJECT" presentation:presentation-page-layout-name="AL2T11">
        <office:forms form:automatic-focus="false" form:apply-design-mode="false"/>
        <draw:custom-shape draw:name="Google Shape;142;p29" draw:style-name="gr8" draw:text-style-name="P9" draw:layer="layout" svg:width="20.848cm" svg:height="2.286cm" svg:x="0cm" svg:y="0cm">
          <text:p text:style-name="P3"><text:span text:style-name="T1">Exercise: True and fals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9" draw:layer="layout" svg:width="24.943cm" svg:height="16.457cm" svg:x="0.221cm" svg:y="2.962cm" presentation:class="outline" presentation:user-transformed="true">
          <draw:text-box>
            <text:list text:style-name="L2">
              <text:list-header>
                <text:p text:style-name="P10"><text:span text:style-name="T24"/></text:p>
              </text:list-header>
            </text:list>
            <text:list text:style-name="L4">
              <text:list-header>
                <text:p text:style-name="P10"><text:span text:style-name="T24">a=3</text:span></text:p>
                <text:p text:style-name="P10"><text:span text:style-name="T24"/></text:p>
                <text:p text:style-name="P10"><text:span text:style-name="T24">(($a&gt;10)) <text:s text:c="12"/></text:span></text:p>
                <text:p text:style-name="P10"><text:span text:style-name="T24">echo $? <text:s text:c="14"/># </text:span><text:span text:style-name="T24">print 1 because the </text:span><text:span text:style-name="T24">condition is false</text:span></text:p>
                <text:p text:style-name="P10"><text:span text:style-name="T24"/></text:p>
                <text:p text:style-name="P10"><text:span text:style-name="T24">(($a&gt;2))</text:span></text:p>
                <text:p text:style-name="P10"><text:span text:style-name="T24">echo $? <text:s text:c="14"/># </text:span><text:span text:style-name="T24">print 0 because the </text:span><text:span text:style-name="T24">condition is true</text:span></text:p>
              </text:list-header>
            </text:list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1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485cm" presentation:class="outline" presentation:user-transformed="true">
          <draw:text-box>
            <text:p text:style-name="P17"><text:span text:style-name="T20"><text:s text:c="13"/></text:span><text:span text:style-name="T20">#!/bin/bash</text:span></text:p>
            <text:p text:style-name="P17"><text:span text:style-name="T20"><text:s text:c="12"/></text:span><text:span text:style-name="T20">s1='string'</text:span></text:p>
            <text:p text:style-name="P17"><text:span text:style-name="T20"><text:s text:c="12"/></text:span><text:span text:style-name="T20">s2='String'</text:span></text:p>
            <text:p text:style-name="P17"><text:span text:style-name="T20"><text:s text:c="12"/></text:span><text:span text:style-name="T20">if [ $s1 == $s2 ]</text:span></text:p>
            <text:p text:style-name="P17"><text:span text:style-name="T20"><text:s text:c="12"/></text:span><text:span text:style-name="T20">then</text:span></text:p>
            <text:p text:style-name="P17"><text:span text:style-name="T20"><text:s text:c="20"/></text:span><text:span text:style-name="T20">echo "s1 ('$s1') is </text:span><text:span text:style-name="T20">not equal to s2 ('$s2')"</text:span></text:p>
            <text:p text:style-name="P17"><text:span text:style-name="T20"><text:s text:c="12"/></text:span><text:span text:style-name="T20">fi</text:span></text:p>
            <text:p text:style-name="P17"><text:span text:style-name="T20"><text:s text:c="12"/></text:span><text:span text:style-name="T20">If [ $s1 == $s1 ]</text:span></text:p>
            <text:p text:style-name="P17"><text:span text:style-name="T20"><text:s text:c="12"/></text:span><text:span text:style-name="T20">then</text:span></text:p>
            <text:p text:style-name="P17"><text:span text:style-name="T20"><text:s text:c="20"/></text:span><text:span text:style-name="T20">echo "s1('$s1') is </text:span><text:span text:style-name="T20">equal to s1('$s1')"</text:span></text:p>
            <text:p text:style-name="P17"><text:span text:style-name="T20"><text:s text:c="12"/></text:span><text:span text:style-name="T20">fi</text:span></text:p>
            <text:p text:style-name="P17"><text:span text:style-name="T20"/></text:p>
            <text:p text:style-name="P17"><text:span text:style-name="T20">Be careful: the use of <text:s/>if [ $s1 </text:span><text:span text:style-name="T20">= $s2 ] can be dengerous: </text:span></text:p>
            <text:p text:style-name="P17"><text:span text:style-name="T20">if one of the two strings is </text:span><text:span text:style-name="T20">empty, a syntax error will be </text:span><text:span text:style-name="T20">thrown.</text:span></text:p>
            <text:p text:style-name="P17"><text:span text:style-name="T20">Use instead:</text:span></text:p>
            <text:p text:style-name="P17"><text:span text:style-name="T20"><text:s/></text:span><text:span text:style-name="T20">X$1 == x$2 or "$1" == "$2"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Strings comparison example (t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4.183cm" svg:height="15.371cm" svg:x="0.784cm" svg:y="2.599cm" presentation:class="outline" presentation:user-transformed="true">
          <draw:text-box>
            <text:p text:style-name="P17"><text:span text:style-name="T25">Try:</text:span></text:p>
            <text:p text:style-name="P17"><text:span text:style-name="T26"/></text:p>
            <text:p text:style-name="P17"><text:span text:style-name="T27">if [[ X == </text:span><text:span text:style-name="T27">X$variable_to_check ]] </text:span></text:p>
            <text:p text:style-name="P17"><text:span text:style-name="T27"><text:s text:c="2"/></text:span><text:span text:style-name="T27">then </text:span></text:p>
            <text:p text:style-name="P17"><text:span text:style-name="T27"><text:s text:c="6"/></text:span><text:span text:style-name="T27">echo “variable is empty”</text:span></text:p>
            <text:p text:style-name="P17"><text:span text:style-name="T27"><text:s/></text:span><text:span text:style-name="T27">else </text:span></text:p>
            <text:p text:style-name="P17"><text:span text:style-name="T27"><text:s text:c="6"/></text:span><text:span text:style-name="T27">echo “variable value is </text:span><text:span text:style-name="T27">$variable_to_check”</text:span></text:p>
            <text:p text:style-name="P17"><text:span text:style-name="T27">fi</text:span></text:p>
            <text:p text:style-name="P17"><text:span text:style-name="T26"/></text:p>
            <text:p text:style-name="P17"><text:span text:style-name="T25">Then try:</text:span></text:p>
            <text:p text:style-name="P17"><text:span text:style-name="T26"/></text:p>
            <text:p text:style-name="P17"><text:span text:style-name="T27">variable_to_check=”I_am_not</text:span><text:span text:style-name="T27">_empty”</text:span></text:p>
            <text:p text:style-name="P17"><text:span text:style-name="T27">if [[ X == </text:span><text:span text:style-name="T27">X$variable_to_check ]] </text:span></text:p>
            <text:p text:style-name="P17"><text:span text:style-name="T27"><text:s text:c="2"/></text:span><text:span text:style-name="T27">then </text:span></text:p>
            <text:p text:style-name="P17"><text:span text:style-name="T27"><text:s text:c="6"/></text:span><text:span text:style-name="T27">echo “variable is empty”</text:span></text:p>
            <text:p text:style-name="P17"><text:span text:style-name="T27"><text:s/></text:span><text:span text:style-name="T27">else </text:span></text:p>
            <text:p text:style-name="P17"><text:span text:style-name="T27"><text:s text:c="6"/></text:span><text:span text:style-name="T27">echo “variable value is </text:span><text:span text:style-name="T27">$variable_to_check”</text:span></text:p>
            <text:p text:style-name="P17"><text:span text:style-name="T27">fi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Check if a variable is empty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0">a=3</text:span></text:p>
            <text:p text:style-name="P17"><text:span text:style-name="T20"/></text:p>
            <text:p text:style-name="P17"><text:span text:style-name="T20">if [ "$a" -gt 0 ]</text:span></text:p>
            <text:p text:style-name="P17"><text:span text:style-name="T20">then</text:span></text:p>
            <text:p text:style-name="P17"><text:span text:style-name="T20"><text:s text:c="2"/></text:span><text:span text:style-name="T20">if [ "$a" -lt 5 ]</text:span></text:p>
            <text:p text:style-name="P17"><text:span text:style-name="T20"><text:s text:c="2"/></text:span><text:span text:style-name="T20">then</text:span></text:p>
            <text:p text:style-name="P17"><text:span text:style-name="T20"><text:s text:c="4"/></text:span><text:span text:style-name="T20">echo "The value of \"a\" lies </text:span><text:span text:style-name="T20">somewhere between 0 and 5."</text:span></text:p>
            <text:p text:style-name="P17"><text:span text:style-name="T20"><text:s text:c="2"/></text:span><text:span text:style-name="T20">fi</text:span></text:p>
            <text:p text:style-name="P17"><text:span text:style-name="T20">fi</text:span></text:p>
            <text:p text:style-name="P17"><text:span text:style-name="T20"/></text:p>
            <text:p text:style-name="P17"><text:span text:style-name="T20"># Same result as:</text:span></text:p>
            <text:p text:style-name="P17"><text:span text:style-name="T20"/></text:p>
            <text:p text:style-name="P17"><text:span text:style-name="T20">if [ "$a" -gt 0 ] &amp;&amp; [ "$a" -lt 5 ]</text:span></text:p>
            <text:p text:style-name="P17"><text:span text:style-name="T20">then</text:span></text:p>
            <text:p text:style-name="P17"><text:span text:style-name="T20"><text:s text:c="2"/></text:span><text:span text:style-name="T20">echo "The value of \"a\" lies </text:span><text:span text:style-name="T20">somewhere between 0 and 5."</text:span></text:p>
            <text:p text:style-name="P17"><text:span text:style-name="T20">fi</text:span></text:p>
            <text:p text:style-name="P17"><text:span text:style-name="T20"><text:s/>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Nested conditional if...then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0">if [ condition-true ]</text:span></text:p>
            <text:p text:style-name="P17"><text:span text:style-name="T20">then</text:span></text:p>
            <text:p text:style-name="P17"><text:span text:style-name="T20"><text:s text:c="3"/></text:span><text:span text:style-name="T20">command 1</text:span></text:p>
            <text:p text:style-name="P17"><text:span text:style-name="T20"><text:s text:c="3"/></text:span><text:span text:style-name="T20">command 2</text:span></text:p>
            <text:p text:style-name="P17"><text:span text:style-name="T20"><text:s text:c="3"/></text:span><text:span text:style-name="T20">...</text:span></text:p>
            <text:p text:style-name="P17"><text:span text:style-name="T20">else <text:s/># Adds default code </text:span><text:span text:style-name="T20">block executing if original </text:span><text:span text:style-name="T20">condition tests false.</text:span></text:p>
            <text:p text:style-name="P17"><text:span text:style-name="T20"><text:s text:c="3"/></text:span><text:span text:style-name="T20">command 3</text:span></text:p>
            <text:p text:style-name="P17"><text:span text:style-name="T20"><text:s text:c="3"/></text:span><text:span text:style-name="T20">command 4</text:span></text:p>
            <text:p text:style-name="P17"><text:span text:style-name="T20"><text:s text:c="3"/></text:span><text:span text:style-name="T20">...</text:span></text:p>
            <text:p text:style-name="P17"><text:span text:style-name="T20">fi</text:span></text:p>
            <text:p text:style-name="P17"><text:span text:style-name="T20"/></text:p>
            <text:p text:style-name="P17"><text:span text:style-name="T20">Note:</text:span><text:span text:style-name="T20"><text:tab/></text:span></text:p>
            <text:p text:style-name="P17"><text:span text:style-name="T20">When if and then are on same </text:span><text:span text:style-name="T20">line in a condition test, a </text:span><text:span text:style-name="T20">semicolon must terminate the </text:span><text:span text:style-name="T20">if statement. Both if and then </text:span><text:span text:style-name="T20">are keywords. Keywords (or </text:span><text:span text:style-name="T20">commands) begin statements, </text:span><text:span text:style-name="T20">and before a new statement </text:span><text:span text:style-name="T20">on the same line begins, the </text:span><text:span text:style-name="T20">old one must terminate.</text:span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Conditional statement “if...then...el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19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0" draw:layer="layout" svg:width="25.03cm" svg:height="16.008cm" svg:x="0.608cm" svg:y="2.485cm" presentation:class="outline" presentation:user-transformed="true">
          <draw:text-box>
            <text:p text:style-name="P17"><text:span text:style-name="T10">Write a simple example of the </text:span><text:span text:style-name="T10">construct </text:span><text:span text:style-name="T12"><text:s/>if...then...else</text:span></text:p>
            <text:p text:style-name="P17"><text:span text:style-name="T12"/></text:p>
            <text:p text:style-name="P17"><text:span text:style-name="T12">Suggestion:</text:span></text:p>
            <text:p text:style-name="P17"><text:span text:style-name="T12">Basic example of if .. then ... else:</text:span></text:p>
            <text:p text:style-name="P17"><text:span text:style-name="T12"><text:s text:c="16"/></text:span><text:span text:style-name="T12">#!/bin/bash</text:span></text:p>
            <text:p text:style-name="P17"><text:span text:style-name="T12"><text:s text:c="16"/></text:span><text:span text:style-name="T12">if [ "foo" = "foo" ]; then</text:span></text:p>
            <text:p text:style-name="P17"><text:span text:style-name="T12"><text:s text:c="19"/></text:span><text:span text:style-name="T12">echo expression </text:span><text:span text:style-name="T12">evaluated as true</text:span></text:p>
            <text:p text:style-name="P17"><text:span text:style-name="T12"><text:s text:c="16"/></text:span><text:span text:style-name="T12">else</text:span></text:p>
            <text:p text:style-name="P17"><text:span text:style-name="T12"><text:s text:c="19"/></text:span><text:span text:style-name="T12">echo expression </text:span><text:span text:style-name="T12">evaluated as false</text:span></text:p>
            <text:p text:style-name="P17"><text:span text:style-name="T12"><text:s text:c="16"/></text:span><text:span text:style-name="T12">fi</text:span></text:p>
            <text:p text:style-name="P17"><text:span text:style-name="T12"><text:s text:c="16"/></text:span></text:p>
            <text:p text:style-name="P17"><text:span text:style-name="T12">Example of condition with variables:</text:span></text:p>
            <text:p text:style-name="P17"><text:span text:style-name="T12"><text:s text:c="16"/></text:span><text:span text:style-name="T12">#!/bin/bash</text:span></text:p>
            <text:p text:style-name="P17"><text:span text:style-name="T12"><text:s text:c="16"/></text:span><text:span text:style-name="T12">t1="foo"</text:span></text:p>
            <text:p text:style-name="P17"><text:span text:style-name="T12"><text:s text:c="16"/></text:span><text:span text:style-name="T12">t2="bar"</text:span></text:p>
            <text:p text:style-name="P17"><text:span text:style-name="T12"><text:s text:c="16"/></text:span><text:span text:style-name="T12">if [ "$t1" = "$t2" ]; then</text:span></text:p>
            <text:p text:style-name="P17"><text:span text:style-name="T12"><text:s text:c="20"/></text:span><text:span text:style-name="T12">echo expression </text:span><text:span text:style-name="T12">evaluated as true</text:span></text:p>
            <text:p text:style-name="P17"><text:span text:style-name="T12"><text:s text:c="16"/></text:span><text:span text:style-name="T12">else</text:span></text:p>
            <text:p text:style-name="P17"><text:span text:style-name="T12"><text:s text:c="20"/></text:span><text:span text:style-name="T12">echo expression </text:span><text:span text:style-name="T12">evaluated as false</text:span></text:p>
            <text:p text:style-name="P17"><text:span text:style-name="T12"><text:s text:c="16"/></text:span><text:span text:style-name="T12">fi</text:span></text:p>
            <text:p text:style-name="P17"><text:span text:style-name="T28"><text:s text:c="16"/></text:span></text:p>
            <text:p text:style-name="P17"><text:span text:style-name="T28"/></text:p>
            <text:p text:style-name="P17"><text:span text:style-name="T28"/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Exercise: “if...then...el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>elif is a contraction for else if. </text:span><text:span text:style-name="T21">The effect is to nest an inner </text:span><text:span text:style-name="T21">if/then construct within an outer </text:span><text:span text:style-name="T21">one.</text:span></text:p>
            <text:p text:style-name="P17"><text:span text:style-name="T21"/></text:p>
            <text:p text:style-name="P17"><text:span text:style-name="T21"><text:s text:c="4"/></text:span><text:span text:style-name="T21">if [ condition1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1</text:span></text:p>
            <text:p text:style-name="P17"><text:span text:style-name="T21"><text:s text:c="7"/></text:span><text:span text:style-name="T21">command2</text:span></text:p>
            <text:p text:style-name="P17"><text:span text:style-name="T21"><text:s text:c="4"/></text:span><text:span text:style-name="T21">else if [ condition2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3</text:span></text:p>
            <text:p text:style-name="P17"><text:span text:style-name="T21"><text:s text:c="7"/></text:span><text:span text:style-name="T21">command4</text:span></text:p>
            <text:p text:style-name="P17"><text:span text:style-name="T21"><text:s text:c="4"/></text:span><text:span text:style-name="T21">else</text:span></text:p>
            <text:p text:style-name="P17"><text:span text:style-name="T21"><text:s text:c="7"/></text:span><text:span text:style-name="T21">default-command</text:span></text:p>
            <text:p text:style-name="P17"><text:span text:style-name="T21"><text:s text:c="4"/></text:span><text:span text:style-name="T21">fi</text:span></text:p>
            <text:p text:style-name="P17"><text:span text:style-name="T26"/></text:p>
            <text:p text:style-name="P17"><text:span text:style-name="T21"/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">Conditional statement </text:span><text:span text:style-name="T18">“</text:span><text:span text:style-name="T1">else if and elif</text:span><text:span text:style-name="T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8" draw:layer="layout" svg:width="12.038cm" svg:height="9.715cm" svg:x="12.647cm" svg:y="5.207cm" presentation:class="outline" presentation:user-transformed="true">
          <draw:text-box>
            <text:p text:style-name="P17"><text:span text:style-name="T20"><text:s text:c="3"/></text:span><text:span text:style-name="T21"><text:s/></text:span><text:span text:style-name="T21">if [ condition1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1</text:span></text:p>
            <text:p text:style-name="P17"><text:span text:style-name="T21"><text:s text:c="7"/></text:span><text:span text:style-name="T21">command2</text:span></text:p>
            <text:p text:style-name="P17"><text:span text:style-name="T21"><text:s text:c="4"/></text:span><text:span text:style-name="T21">elif [ condition2 ]</text:span></text:p>
            <text:p text:style-name="P17"><text:span text:style-name="T21"><text:s text:c="4"/></text:span><text:span text:style-name="T21">then</text:span></text:p>
            <text:p text:style-name="P17"><text:span text:style-name="T21"><text:s text:c="7"/></text:span><text:span text:style-name="T21">command3</text:span></text:p>
            <text:p text:style-name="P17"><text:span text:style-name="T21"><text:s text:c="7"/></text:span><text:span text:style-name="T21">command4</text:span></text:p>
            <text:p text:style-name="P17"><text:span text:style-name="T21"><text:s text:c="4"/></text:span><text:span text:style-name="T21">else</text:span></text:p>
            <text:p text:style-name="P17"><text:span text:style-name="T21"><text:s text:c="7"/></text:span><text:span text:style-name="T21">default-command</text:span></text:p>
            <text:p text:style-name="P17"><text:span text:style-name="T21"><text:s text:c="4"/></text:span><text:span text:style-name="T21">fi</text:span></text:p>
            <text:p text:style-name="P17"><text:span text:style-name="T20"/></text:p>
            <text:p text:style-name="P17"><text:span text:style-name="T20"/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2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/></text:p>
            <text:p text:style-name="P17"><text:span text:style-name="T21">Translate the previously seen </text:span><text:span text:style-name="T21">“Nested if...then” example in an </text:span><text:span text:style-name="T21">“if...elif” form</text:span></text:p>
            <text:p text:style-name="P17"><text:span text:style-name="T21"/></text:p>
            <text:p text:style-name="P17"><text:span text:style-name="T20"/></text:p>
            <text:p text:style-name="P17"><text:span text:style-name="T20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">Exercise: </text:span><text:span text:style-name="T18">“</text:span><text:span text:style-name="T1">else if and elif</text:span><text:span text:style-name="T18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10">The BASH CASE statement takes </text:span><text:span text:style-name="T10">some value once and <text:s/>test it multiple </text:span><text:span text:style-name="T10">times.</text:span></text:p>
            <text:p text:style-name="P17"><text:span text:style-name="T10">Use the CASE statement if you need </text:span><text:span text:style-name="T10">the IF-THEN-ELSE statement with </text:span><text:span text:style-name="T10">many ELIF elements.</text:span></text:p>
            <text:p text:style-name="P17"><text:span text:style-name="T10">Syntax:</text:span></text:p>
            <text:p text:style-name="P17"><text:span text:style-name="T10">case $variable in</text:span></text:p>
            <text:p text:style-name="P17"><text:span text:style-name="T10"><text:s text:c="5"/></text:span><text:span text:style-name="T10">pattern-1) <text:s text:c="5"/></text:span></text:p>
            <text:p text:style-name="P17"><text:span text:style-name="T10"><text:s text:c="10"/></text:span><text:span text:style-name="T10">commands</text:span></text:p>
            <text:p text:style-name="P17"><text:span text:style-name="T10"><text:s text:c="10"/></text:span><text:span text:style-name="T29">;;</text:span></text:p>
            <text:p text:style-name="P17"><text:span text:style-name="T10"><text:s text:c="5"/></text:span><text:span text:style-name="T10">pattern-2) <text:s text:c="5"/></text:span></text:p>
            <text:p text:style-name="P17"><text:span text:style-name="T10"><text:s text:c="10"/></text:span><text:span text:style-name="T10">commands</text:span></text:p>
            <text:p text:style-name="P17"><text:span text:style-name="T10"><text:s text:c="9"/></text:span><text:span text:style-name="T29"><text:s/></text:span><text:span text:style-name="T29">;;</text:span></text:p>
            <text:p text:style-name="P17"><text:span text:style-name="T10"><text:s text:c="5"/></text:span><text:span text:style-name="T10">pattern-3|pattern-4|pattern-5)</text:span></text:p>
            <text:p text:style-name="P17"><text:span text:style-name="T10"><text:s text:c="10"/></text:span><text:span text:style-name="T10">commands</text:span></text:p>
            <text:p text:style-name="P17"><text:span text:style-name="T10"><text:s text:c="10"/></text:span><text:span text:style-name="T29">;; </text:span></text:p>
            <text:p text:style-name="P17"><text:span text:style-name="T10"><text:s text:c="5"/></text:span><text:span text:style-name="T10">pattern-N)</text:span></text:p>
            <text:p text:style-name="P17"><text:span text:style-name="T10"><text:s text:c="10"/></text:span><text:span text:style-name="T10">commands</text:span></text:p>
            <text:p text:style-name="P17"><text:span text:style-name="T10"><text:s text:c="10"/></text:span><text:span text:style-name="T29">;;</text:span></text:p>
            <text:p text:style-name="P17"><text:span text:style-name="T10"><text:s text:c="5"/></text:span><text:span text:style-name="T10">*)</text:span></text:p>
            <text:p text:style-name="P17"><text:span text:style-name="T10"><text:s text:c="10"/></text:span><text:span text:style-name="T10">commands</text:span></text:p>
            <text:p text:style-name="P17"><text:span text:style-name="T10"><text:s text:c="7"/></text:span><text:span text:style-name="T29"><text:s text:c="3"/></text:span><text:span text:style-name="T29">;;</text:span></text:p>
            <text:p text:style-name="P17"><text:span text:style-name="T10">esac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347cm" svg:height="15.165cm" svg:x="0.291cm" svg:y="2.985cm" presentation:class="outline" presentation:user-transformed="true">
          <draw:text-box>
            <text:p text:style-name="P17"><text:span text:style-name="T10">#!/bin/bash</text:span></text:p>
            <text:p text:style-name="P17"><text:span text:style-name="T10">printf 'Which Linux distribution do you </text:span><text:span text:style-name="T10">know? '</text:span></text:p>
            <text:p text:style-name="P17"><text:span text:style-name="T10">read DISTR</text:span></text:p>
            <text:p text:style-name="P17"><text:span text:style-name="T10"/></text:p>
            <text:p text:style-name="P17"><text:span text:style-name="T10">case $DISTR in</text:span></text:p>
            <text:p text:style-name="P17"><text:span text:style-name="T10"><text:s text:c="5"/></text:span><text:span text:style-name="T10">ubuntu)</text:span></text:p>
            <text:p text:style-name="P17"><text:span text:style-name="T10"><text:s text:c="10"/></text:span><text:span text:style-name="T10">echo "I know it! It is an </text:span><text:span text:style-name="T10">operating system based on Debian."</text:span></text:p>
            <text:p text:style-name="P17"><text:span text:style-name="T10"><text:s text:c="10"/></text:span><text:span text:style-name="T10">;;</text:span></text:p>
            <text:p text:style-name="P17"><text:span text:style-name="T10"><text:s text:c="5"/></text:span><text:span text:style-name="T10">centos|rhel)</text:span></text:p>
            <text:p text:style-name="P17"><text:span text:style-name="T10"><text:s text:c="10"/></text:span><text:span text:style-name="T10">echo "Hey! It is my favorite </text:span><text:span text:style-name="T10">Server OS!"</text:span></text:p>
            <text:p text:style-name="P17"><text:span text:style-name="T10"><text:s text:c="10"/></text:span><text:span text:style-name="T10">;;</text:span></text:p>
            <text:p text:style-name="P17"><text:span text:style-name="T10"><text:s text:c="5"/></text:span><text:span text:style-name="T10">windows)</text:span></text:p>
            <text:p text:style-name="P17"><text:span text:style-name="T10"><text:s text:c="10"/></text:span><text:span text:style-name="T10">echo "Very funny..."</text:span></text:p>
            <text:p text:style-name="P17"><text:span text:style-name="T10"><text:s text:c="10"/></text:span><text:span text:style-name="T10">;; </text:span></text:p>
            <text:p text:style-name="P17"><text:span text:style-name="T10"><text:s text:c="5"/></text:span><text:span text:style-name="T10">*)</text:span></text:p>
            <text:p text:style-name="P17"><text:span text:style-name="T10"><text:s text:c="10"/></text:span><text:span text:style-name="T10">echo "Hmm, seems i've never </text:span><text:span text:style-name="T10">used it."</text:span></text:p>
            <text:p text:style-name="P17"><text:span text:style-name="T10"><text:s text:c="10"/></text:span><text:span text:style-name="T10">;;</text:span></text:p>
            <text:p text:style-name="P17"><text:span text:style-name="T10">esac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Exercise: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OBJECT" presentation:presentation-page-layout-name="AL2T11">
        <office:forms form:automatic-focus="false" form:apply-design-mode="false"/>
        <draw:custom-shape draw:name="Google Shape;142;p29" draw:style-name="gr8" draw:text-style-name="P21" draw:layer="layout" svg:width="20.848cm" svg:height="2.286cm" svg:x="0cm" svg:y="0.099cm">
          <text:p text:style-name="P3"><text:span text:style-name="T30">Lo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6" draw:layer="layout" svg:width="24.797cm" svg:height="16.073cm" svg:x="0.001cm" svg:y="3.07cm" presentation:class="outline" presentation:user-transformed="true">
          <draw:text-box>
            <text:p text:style-name="P10"><text:span text:style-name="T19"><text:s/></text:span><text:span text:style-name="T19">Loop statements:</text:span></text:p>
            <text:list text:style-name="L2">
              <text:list-header>
                <text:p text:style-name="P10"><text:span text:style-name="T19"/></text:p>
              </text:list-header>
              <text:list-item>
                <text:p text:style-name="P10"><text:span text:style-name="T19"><text:s text:c="3"/></text:span><text:span text:style-name="T19">for</text:span></text:p>
                <text:p text:style-name="P10"><text:span text:style-name="T19"/></text:p>
              </text:list-item>
              <text:list-item>
                <text:p text:style-name="P10"><text:span text:style-name="T19"><text:s text:c="3"/></text:span><text:span text:style-name="T19">while </text:span></text:p>
                <text:p text:style-name="P10"><text:span text:style-name="T19"/></text:p>
              </text:list-item>
            </text:list>
            <text:list text:style-name="L4">
              <text:list-item>
                <text:p text:style-name="P10"><text:span text:style-name="T19"><text:s text:c="3"/></text:span><text:span text:style-name="T19">until</text:span></text:p>
                <text:p text:style-name="P10"><text:span text:style-name="T19"/></text:p>
                <text:p text:style-name="P10"><text:span text:style-name="T19"/></text:p>
              </text:list-item>
            </text:list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2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>Executes an iteration on a set of </text:span><text:span text:style-name="T21">words.</text:span></text:p>
            <text:p text:style-name="P17"><text:span text:style-name="T21">It is slightly different from other </text:span><text:span text:style-name="T21">languages (like C) where the </text:span><text:span text:style-name="T21">iteration is done respect to a </text:span><text:span text:style-name="T21">numerical index.</text:span></text:p>
            <text:p text:style-name="P17"><text:span text:style-name="T22"/></text:p>
            <text:p text:style-name="P17"><text:span text:style-name="T21">Syntax: <text:s text:c="12"/>for CONDITION; </text:span><text:span text:style-name="T21">do</text:span></text:p>
            <text:p text:style-name="P17"><text:span text:style-name="T21"><text:s text:c="30"/></text:span><text:span text:style-name="T21">COMMANDS</text:span></text:p>
            <text:p text:style-name="P17"><text:span text:style-name="T21"><text:s text:c="25"/></text:span><text:span text:style-name="T21">done</text:span></text:p>
            <text:p text:style-name="P17"><text:span text:style-name="T21">Examples:</text:span></text:p>
            <text:p text:style-name="P17"><text:span text:style-name="T21"><text:s/></text:span><text:span text:style-name="T21"><text:tab/></text:span><text:span text:style-name="T21"> </text:span><text:span text:style-name="T21">#!/bin/bash</text:span></text:p>
            <text:p text:style-name="P17"><text:span text:style-name="T21"><text:s text:c="8"/></text:span><text:span text:style-name="T21">for i in $( ls ); do</text:span></text:p>
            <text:p text:style-name="P17"><text:span text:style-name="T21"><text:s text:c="12"/></text:span><text:span text:style-name="T21">echo item: $i</text:span></text:p>
            <text:p text:style-name="P17"><text:span text:style-name="T21"><text:s text:c="8"/></text:span><text:span text:style-name="T21">done</text:span></text:p>
            <text:p text:style-name="P17"><text:span text:style-name="T21"><text:s text:c="8"/></text:span></text:p>
            <text:p text:style-name="P17"><text:span text:style-name="T21">C-like for:</text:span></text:p>
            <text:p text:style-name="P17"><text:span text:style-name="T21"><text:s text:c="7"/></text:span><text:span text:style-name="T21">#!/bin/bash</text:span></text:p>
            <text:p text:style-name="P17"><text:span text:style-name="T21"><text:s text:c="8"/></text:span><text:span text:style-name="T21">for i in `seq 1 10`;</text:span></text:p>
            <text:p text:style-name="P17"><text:span text:style-name="T21"><text:s text:c="8"/></text:span><text:span text:style-name="T21">do</text:span></text:p>
            <text:p text:style-name="P17"><text:span text:style-name="T21"><text:s text:c="16"/></text:span><text:span text:style-name="T21">echo $i</text:span></text:p>
            <text:p text:style-name="P17"><text:span text:style-name="T21"><text:s text:c="8"/></text:span><text:span text:style-name="T21">done <text:s text:c="3"/>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fo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8.361cm" svg:height="16.008cm" svg:x="0cm" svg:y="2.285cm" presentation:class="outline" presentation:user-transformed="true">
          <draw:text-box>
            <text:p text:style-name="P17"><text:span text:style-name="T31">Counting</text:span><text:span text:style-name="T29">:</text:span></text:p>
            <text:p text:style-name="P17"><text:span text:style-name="T29">#!/bin/bash</text:span></text:p>
            <text:p text:style-name="P17"><text:span text:style-name="T29">for i in {1..25}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or:</text:span></text:p>
            <text:p text:style-name="P17"><text:span text:style-name="T29">#!/bin/bash</text:span></text:p>
            <text:p text:style-name="P17"><text:span text:style-name="T29">for ((i=1;i&lt;=25;i+=1)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31">Counting on "n" steps</text:span></text:p>
            <text:p text:style-name="P17"><text:span text:style-name="T29">#!/bin/bash</text:span></text:p>
            <text:p text:style-name="P17"><text:span text:style-name="T29">for i in {0..25..5}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That will count with 5 to 5 steps.</text:span></text:p>
          </draw:text-box>
        </draw:frame>
        <draw:custom-shape draw:name="Google Shape;142;p29" draw:style-name="gr8" draw:text-style-name="P21" draw:layer="layout" svg:width="20.848cm" svg:height="2.286cm" svg:x="0.1cm" svg:y="0.099cm">
          <text:p text:style-name="P3"><text:span text:style-name="T30">for loop examples (tr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22" draw:layer="layout" svg:width="8.361cm" svg:height="16.008cm" svg:x="8.101cm" svg:y="2.285cm" presentation:class="outline" presentation:user-transformed="true">
          <draw:text-box>
            <text:p text:style-name="P17"><text:span text:style-name="T32">Counting backwards</text:span></text:p>
            <text:p text:style-name="P17"><text:span text:style-name="T29">#!/bin/bash</text:span></text:p>
            <text:p text:style-name="P17"><text:span text:style-name="T29">for i in {25..0..-5}</text:span></text:p>
            <text:p text:style-name="P17"><text:span text:style-name="T29">do</text:span></text:p>
            <text:p text:style-name="P17"><text:span text:style-name="T29"><text:s text:c="4"/></text:span><text:span text:style-name="T29">echo $i</text:span></text:p>
            <text:p text:style-name="P17"><text:span text:style-name="T29">done</text:span></text:p>
            <text:p text:style-name="P17"><text:span text:style-name="T31"/></text:p>
            <text:p text:style-name="P17"><text:span text:style-name="T31">Acting on files</text:span></text:p>
            <text:p text:style-name="P17"><text:span text:style-name="T29">#!/bin/bash</text:span></text:p>
            <text:p text:style-name="P17"><text:span text:style-name="T29">for file in ~/*.txt</text:span></text:p>
            <text:p text:style-name="P17"><text:span text:style-name="T29">do</text:span></text:p>
            <text:p text:style-name="P17"><text:span text:style-name="T29">echo $file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That example will just list all files with </text:span><text:span text:style-name="T29">"txt" extension. It is the same as ls *.txt</text:span></text:p>
          </draw:text-box>
        </draw:frame>
        <draw:frame draw:name="Google Shape;140;p29" presentation:style-name="pr2" draw:text-style-name="P22" draw:layer="layout" svg:width="8.361cm" svg:height="16.008cm" svg:x="17.002cm" svg:y="2.285cm" presentation:class="outline" presentation:user-transformed="true">
          <draw:text-box>
            <text:p text:style-name="P17"><text:span text:style-name="T31">Calculate prime numbers</text:span></text:p>
            <text:p text:style-name="P17"><text:span text:style-name="T29">#!/bin/bash</text:span></text:p>
            <text:p text:style-name="P17"><text:span text:style-name="T29">read -p "How many prime numbers ?: " </text:span><text:span text:style-name="T29">num</text:span></text:p>
            <text:p text:style-name="P17"><text:span text:style-name="T29">c=0</text:span></text:p>
            <text:p text:style-name="P17"><text:span text:style-name="T29">k=0</text:span></text:p>
            <text:p text:style-name="P17"><text:span text:style-name="T29">n=2</text:span></text:p>
            <text:p text:style-name="P17"><text:span text:style-name="T29"/></text:p>
            <text:p text:style-name="P17"><text:span text:style-name="T29">numero=$[$num-1]</text:span></text:p>
            <text:p text:style-name="P17"><text:span text:style-name="T29">while [ $k -ne $num ]; do</text:span></text:p>
            <text:p text:style-name="P17"><text:span text:style-name="T29"><text:s text:c="5"/></text:span><text:span text:style-name="T29">for i in `seq 1 $n`;do</text:span></text:p>
            <text:p text:style-name="P17"><text:span text:style-name="T29"><text:s text:c="8"/></text:span><text:span text:style-name="T29">r=$[$n%$i]</text:span></text:p>
            <text:p text:style-name="P17"><text:span text:style-name="T29"><text:s text:c="16"/></text:span><text:span text:style-name="T29">if [ $r -eq 0 ]; then</text:span></text:p>
            <text:p text:style-name="P17"><text:span text:style-name="T29"><text:s text:c="24"/></text:span><text:span text:style-name="T29">c=$[$c+1]</text:span></text:p>
            <text:p text:style-name="P17"><text:span text:style-name="T29"><text:s text:c="16"/></text:span><text:span text:style-name="T29">fi</text:span></text:p>
            <text:p text:style-name="P17"><text:span text:style-name="T29"><text:s text:c="5"/></text:span><text:span text:style-name="T29">done</text:span></text:p>
            <text:p text:style-name="P17"><text:span text:style-name="T22"/></text:p>
            <text:p text:style-name="P17"><text:span text:style-name="T29"><text:s text:c="6"/></text:span><text:span text:style-name="T29">if [ $c -eq 2 ]; then</text:span></text:p>
            <text:p text:style-name="P17"><text:span text:style-name="T29"><text:s text:c="14"/></text:span><text:span text:style-name="T29">echo "$i"</text:span></text:p>
            <text:p text:style-name="P17"><text:span text:style-name="T29"><text:s text:c="14"/></text:span><text:span text:style-name="T29">k=$[$k+1]</text:span></text:p>
            <text:p text:style-name="P17"><text:span text:style-name="T29"><text:s text:c="8"/></text:span><text:span text:style-name="T29">fi</text:span></text:p>
            <text:p text:style-name="P17"><text:span text:style-name="T29"><text:s text:c="8"/></text:span><text:span text:style-name="T29">n=$[$n+1]</text:span></text:p>
            <text:p text:style-name="P17"><text:span text:style-name="T29"><text:s text:c="8"/></text:span><text:span text:style-name="T29">c=0</text:span></text:p>
            <text:p text:style-name="P17"><text:span text:style-name="T29">done</text:span></text:p>
          </draw:text-box>
        </draw:frame>
        <draw:line draw:style-name="gr9" draw:text-style-name="P23" draw:layer="layout" svg:x1="7.644cm" svg:y1="2.485cm" svg:x2="7.723cm" svg:y2="18.393cm">
          <text:p/>
        </draw:line>
        <draw:line draw:style-name="gr9" draw:text-style-name="P23" draw:layer="layout" svg:x1="16.445cm" svg:y1="2.485cm" svg:x2="16.524cm" svg:y2="18.393cm">
          <text:p/>
        </draw:line>
        <presentation:notes draw:style-name="dp2">
          <draw:page-thumbnail draw:name="Google Shape;137;g43a2041c0c_0_9:notes" draw:style-name="gr3" draw:layer="layout" svg:width="12.7cm" svg:height="9.524cm" svg:x="3.176cm" svg:y="1.905cm" draw:page-number="2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24.924cm" svg:height="15.513cm" svg:x="0.159cm" svg:y="2.585cm" presentation:class="outline" presentation:user-transformed="true">
          <draw:text-box>
            <text:p text:style-name="P17"><text:span text:style-name="T33">break statement is used to</text:span><text:span text:style-name="T34"> </text:span><text:span text:style-name="T29">break the loop </text:span><text:span text:style-name="T29">before it actually finish executing.</text:span></text:p>
            <text:p text:style-name="P17"><text:span text:style-name="T29">You are looking for a condition to be met, </text:span><text:span text:style-name="T29">you can check the status of a variable for </text:span><text:span text:style-name="T29">that condition. Once the contidition is </text:span><text:span text:style-name="T29">met, you can break the loop. Pseudo-</text:span><text:span text:style-name="T29">code example:</text:span></text:p>
            <text:p text:style-name="P17"><text:span text:style-name="T29"/></text:p>
            <text:p text:style-name="P17"><text:span text:style-name="T29">for i in [series]</text:span></text:p>
            <text:p text:style-name="P17"><text:span text:style-name="T29">do</text:span></text:p>
            <text:p text:style-name="P17"><text:span text:style-name="T29"><text:s text:c="8"/></text:span><text:span text:style-name="T29">command 1</text:span></text:p>
            <text:p text:style-name="P17"><text:span text:style-name="T29"><text:s text:c="8"/></text:span><text:span text:style-name="T29">command 2</text:span></text:p>
            <text:p text:style-name="P17"><text:span text:style-name="T29"><text:s text:c="8"/></text:span><text:span text:style-name="T29">command 3</text:span></text:p>
            <text:p text:style-name="P17"><text:span text:style-name="T29"><text:s text:c="8"/></text:span><text:span text:style-name="T29">if (condition) # Condition to break </text:span><text:span text:style-name="T29">the loop</text:span></text:p>
            <text:p text:style-name="P17"><text:span text:style-name="T29"><text:s text:c="8"/></text:span><text:span text:style-name="T29">then</text:span></text:p>
            <text:p text:style-name="P17"><text:span text:style-name="T29"><text:s text:c="16"/></text:span><text:span text:style-name="T29">command 4 # Command if the </text:span><text:span text:style-name="T29">loop needs to be broken</text:span></text:p>
            <text:p text:style-name="P17"><text:span text:style-name="T29"><text:s text:c="16"/></text:span><text:span text:style-name="T29">break</text:span></text:p>
            <text:p text:style-name="P17"><text:span text:style-name="T29"><text:s text:c="8"/></text:span><text:span text:style-name="T29">fi</text:span></text:p>
            <text:p text:style-name="P17"><text:span text:style-name="T29"><text:s text:c="8"/></text:span><text:span text:style-name="T29">command 5 # Command to run if the </text:span><text:span text:style-name="T29">"condition" is never true </text:span></text:p>
            <text:p text:style-name="P17"><text:span text:style-name="T29">done</text:span></text:p>
            <text:p text:style-name="P17"><text:span text:style-name="T29"/></text:p>
            <text:p text:style-name="P17"><text:span text:style-name="T29">With the use of if ... then you can insert a </text:span><text:span text:style-name="T29">condition, and when it is true, the loop </text:span><text:span text:style-name="T29">will be broken with the break statement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break statement in fo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24.924cm" svg:height="15.513cm" svg:x="0.159cm" svg:y="2.585cm" presentation:class="outline" presentation:user-transformed="true">
          <draw:text-box>
            <text:p text:style-name="P17"><text:span text:style-name="T29">continue stop the execution of the </text:span><text:span text:style-name="T29">commands in the loop and jump to the </text:span><text:span text:style-name="T29">next value in the series.</text:span></text:p>
            <text:p text:style-name="P17"><text:span text:style-name="T29">It is similar to continue which completely </text:span><text:span text:style-name="T29">stop the loop.</text:span></text:p>
            <text:p text:style-name="P17"><text:span text:style-name="T29"/></text:p>
            <text:p text:style-name="P17"><text:span text:style-name="T29">Pseudo-code example:</text:span></text:p>
            <text:p text:style-name="P17"><text:span text:style-name="T29"/></text:p>
            <text:p text:style-name="P17"><text:span text:style-name="T29">for i in [series]</text:span></text:p>
            <text:p text:style-name="P17"><text:span text:style-name="T29">do</text:span></text:p>
            <text:p text:style-name="P17"><text:span text:style-name="T29"><text:s text:c="4"/></text:span><text:span text:style-name="T29">command 1</text:span></text:p>
            <text:p text:style-name="P17"><text:span text:style-name="T29"><text:s text:c="4"/></text:span><text:span text:style-name="T29">command 2</text:span></text:p>
            <text:p text:style-name="P17"><text:span text:style-name="T29"><text:s text:c="4"/></text:span><text:span text:style-name="T29">if (condition) # Condition to jump over </text:span><text:span text:style-name="T29">command 3</text:span></text:p>
            <text:p text:style-name="P17"><text:span text:style-name="T29"><text:s text:c="12"/></text:span><text:span text:style-name="T29">continue # skip to the next value </text:span><text:span text:style-name="T29">in "series"</text:span></text:p>
            <text:p text:style-name="P17"><text:span text:style-name="T29"><text:s text:c="4"/></text:span><text:span text:style-name="T29">fi</text:span></text:p>
            <text:p text:style-name="P17"><text:span text:style-name="T29"><text:s text:c="4"/></text:span><text:span text:style-name="T29">command 3</text:span></text:p>
            <text:p text:style-name="P17"><text:span text:style-name="T29">done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continue statement in for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29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10.993cm" svg:height="7.529cm" svg:x="12.656cm" svg:y="8.483cm" presentation:class="outline" presentation:user-transformed="true">
          <draw:text-box>
            <text:p text:style-name="P17"><text:span text:style-name="T10">The script start with a=1 &amp; move to </text:span><text:span text:style-name="T10">inner loop and when it reaches b=4, it </text:span><text:span text:style-name="T10">break the outer loop.</text:span></text:p>
            <text:p text:style-name="P17"><text:span text:style-name="T10"/></text:p>
            <text:p text:style-name="P17"><text:span text:style-name="T11">Exercise</text:span><text:span text:style-name="T10">:</text:span></text:p>
            <text:p text:style-name="P17"><text:span text:style-name="T10">In this same script, use break <text:s/></text:span><text:span text:style-name="T10">instead of break 2, to break inner </text:span><text:span text:style-name="T10">loop &amp; see how it affects the output.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break statement in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3" draw:layer="layout" svg:width="11.184cm" svg:height="7.693cm" svg:x="12.465cm" svg:y="8.319cm">
          <text:p/>
          <draw:enhanced-geometry svg:viewBox="0 0 21600 21600" draw:type="rectangle" draw:enhanced-path="M 0 0 L 21600 0 21600 21600 0 21600 0 0 Z N"/>
        </draw:custom-shape>
        <draw:frame draw:name="Google Shape;140;p29" presentation:style-name="pr2" draw:text-style-name="P22" draw:layer="layout" svg:width="12.099cm" svg:height="7.623cm" svg:x="12.984cm" svg:y="10.556cm" presentation:class="outline" presentation:user-transformed="true">
          <draw:text-box>
            <text:p text:style-name="P17"><text:span text:style-name="T21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draw:frame draw:name="Google Shape;140;p29" presentation:style-name="pr2" draw:text-style-name="P22" draw:layer="layout" svg:width="24.924cm" svg:height="15.513cm" svg:x="0.159cm" svg:y="2.666cm" presentation:class="outline" presentation:user-transformed="true">
          <draw:text-box>
            <text:p text:style-name="P17"><text:span text:style-name="T21">break command is used to exit </text:span><text:span text:style-name="T21">out of current loop completely </text:span><text:span text:style-name="T21">before the actual ending of loop. </text:span></text:p>
            <text:p text:style-name="P17"><text:span text:style-name="T21">Break command can be used in </text:span><text:span text:style-name="T21">scripts with multiple loops. If we </text:span><text:span text:style-name="T21">want to exit out of current </text:span><text:span text:style-name="T21">working loop whether inner or </text:span><text:span text:style-name="T21">outer loop, we simply use break </text:span><text:span text:style-name="T21">but if we are in inner loop &amp; want </text:span><text:span text:style-name="T21">to exit out of outer loop, we use </text:span><text:span text:style-name="T21">break 2.</text:span></text:p>
            <text:p text:style-name="P17"><text:span text:style-name="T10">Example</text:span></text:p>
            <text:p text:style-name="P17"><text:span text:style-name="T10">#!/bin/bash</text:span></text:p>
            <text:p text:style-name="P17"><text:span text:style-name="T10"># Breaking outer loop from inner loop</text:span></text:p>
            <text:p text:style-name="P17"><text:span text:style-name="T10">for (( a = 1; a &lt; 5; a++ ))</text:span></text:p>
            <text:p text:style-name="P17"><text:span text:style-name="T10">do</text:span></text:p>
            <text:p text:style-name="P17"><text:span text:style-name="T10">echo “outer loop: $a”</text:span></text:p>
            <text:p text:style-name="P17"><text:span text:style-name="T10">for (( b = 1; b &lt; 100; b++ ))</text:span></text:p>
            <text:p text:style-name="P17"><text:span text:style-name="T10">do</text:span></text:p>
            <text:p text:style-name="P17"><text:span text:style-name="T10">if [ $b –gt 4 ]</text:span></text:p>
            <text:p text:style-name="P17"><text:span text:style-name="T10">then</text:span></text:p>
            <text:p text:style-name="P17"><text:span text:style-name="T10">break 2</text:span></text:p>
            <text:p text:style-name="P17"><text:span text:style-name="T10">fi</text:span></text:p>
            <text:p text:style-name="P17"><text:span text:style-name="T10">echo “Inner loop: $b ”</text:span></text:p>
            <text:p text:style-name="P17"><text:span text:style-name="T10">done</text:span></text:p>
            <text:p text:style-name="P17"><text:span text:style-name="T10">done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22" draw:layer="layout" svg:width="24.924cm" svg:height="15.513cm" svg:x="0.159cm" svg:y="2.585cm" presentation:class="outline" presentation:user-transformed="true">
          <draw:text-box>
            <text:p text:style-name="P17"><text:span text:style-name="T21">continue command is used in </text:span><text:span text:style-name="T21">script to skip current iteration of </text:span><text:span text:style-name="T21">loop &amp; <text:s/>continue to next iteration </text:span><text:span text:style-name="T21">of the loop.</text:span></text:p>
            <text:p text:style-name="P17"><text:span text:style-name="T21"/></text:p>
            <text:p text:style-name="P17"><text:span text:style-name="T10">Example</text:span></text:p>
            <text:p text:style-name="P17"><text:span text:style-name="T10">#!/bin/bash</text:span></text:p>
            <text:p text:style-name="P17"><text:span text:style-name="T10"># using continue command</text:span></text:p>
            <text:p text:style-name="P17"><text:span text:style-name="T10">for i in 1 2 3 4 5 6 7 8 9</text:span></text:p>
            <text:p text:style-name="P17"><text:span text:style-name="T10">do</text:span></text:p>
            <text:p text:style-name="P17"><text:span text:style-name="T10">if [ $i –eq 5 ]</text:span></text:p>
            <text:p text:style-name="P17"><text:span text:style-name="T10">then</text:span></text:p>
            <text:p text:style-name="P17"><text:span text:style-name="T10">echo “skipping number 5”</text:span></text:p>
            <text:p text:style-name="P17"><text:span text:style-name="T10">continue</text:span></text:p>
            <text:p text:style-name="P17"><text:span text:style-name="T10">fi</text:span></text:p>
            <text:p text:style-name="P17"><text:span text:style-name="T10">echo “I is equal to $i”</text:span></text:p>
            <text:p text:style-name="P17"><text:span text:style-name="T10">done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/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continue statement in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585cm" presentation:class="outline" presentation:user-transformed="true">
          <draw:text-box>
            <text:p text:style-name="P17"><text:span text:style-name="T21">Executes one or more </text:span><text:span text:style-name="T21">instructions while a condition is </text:span><text:span text:style-name="T21">true.</text:span></text:p>
            <text:p text:style-name="P17"><text:span text:style-name="T21">It stops when the control </text:span><text:span text:style-name="T21">condition is true or when the </text:span><text:span text:style-name="T21">execution is intentionally </text:span><text:span text:style-name="T21">stopped by the programmer with </text:span><text:span text:style-name="T21">an explicit interruption </text:span><text:span text:style-name="T21">instruction (break or continue)</text:span></text:p>
            <text:p text:style-name="P17"><text:span text:style-name="T21"/></text:p>
            <text:p text:style-name="P17"><text:span text:style-name="T21">Syntax:</text:span></text:p>
            <text:p text:style-name="P17"><text:span text:style-name="T21"><text:s text:c="7"/></text:span><text:span text:style-name="T21">while CONDITION; do</text:span></text:p>
            <text:p text:style-name="P17"><text:span text:style-name="T21"><text:s text:c="12"/></text:span><text:span text:style-name="T21">COMMANDS</text:span></text:p>
            <text:p text:style-name="P17"><text:span text:style-name="T21"><text:s text:c="7"/></text:span><text:span text:style-name="T21">done</text:span></text:p>
            <text:p text:style-name="P17"><text:span text:style-name="T21"/></text:p>
            <text:p text:style-name="P17"><text:span text:style-name="T21">Example:</text:span></text:p>
            <text:p text:style-name="P17"><text:span text:style-name="T21"/></text:p>
            <text:p text:style-name="P17"><text:span text:style-name="T21"><text:s/></text:span><text:span text:style-name="T21"><text:tab/></text:span><text:span text:style-name="T21"> <text:s/></text:span><text:span text:style-name="T21">#!/bin/bash </text:span></text:p>
            <text:p text:style-name="P17"><text:span text:style-name="T21"><text:s text:c="9"/></text:span><text:span text:style-name="T21">counter=0</text:span></text:p>
            <text:p text:style-name="P17"><text:span text:style-name="T21"><text:s text:c="9"/></text:span><text:span text:style-name="T21">while [ <text:s/>$counter -lt 10 ]; </text:span><text:span text:style-name="T21">do</text:span></text:p>
            <text:p text:style-name="P17"><text:span text:style-name="T21"><text:s text:c="13"/></text:span><text:span text:style-name="T21">echo The counter is </text:span><text:span text:style-name="T21">$counter</text:span></text:p>
            <text:p text:style-name="P17"><text:span text:style-name="T21"><text:s text:c="13"/></text:span><text:span text:style-name="T21">let counter=counter+1 </text:span></text:p>
            <text:p text:style-name="P17"><text:span text:style-name="T21"><text:s text:c="9"/></text:span><text:span text:style-name="T21">done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whil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4.356cm" svg:height="15.538cm" svg:x="1.282cm" svg:y="3.055cm" presentation:class="outline" presentation:user-transformed="true">
          <draw:text-box>
            <text:p text:style-name="P17"><text:span text:style-name="T21">Interrupt the loop at number … </text:span><text:span text:style-name="T21">(try)</text:span></text:p>
            <text:p text:style-name="P17"><text:span text:style-name="T21">#!/bin/bash</text:span></text:p>
            <text:p text:style-name="P17"><text:span text:style-name="T21"/></text:p>
            <text:p text:style-name="P17"><text:span text:style-name="T21">num=1</text:span></text:p>
            <text:p text:style-name="P17"><text:span text:style-name="T21">while [ $num -lt 10 ]</text:span></text:p>
            <text:p text:style-name="P17"><text:span text:style-name="T21">do</text:span></text:p>
            <text:p text:style-name="P17"><text:span text:style-name="T21">if [ $num -eq 5 ]</text:span></text:p>
            <text:p text:style-name="P17"><text:span text:style-name="T21">then</text:span></text:p>
            <text:p text:style-name="P17"><text:span text:style-name="T21">echo “$num equal to 5 so I </text:span><text:span text:style-name="T21">interrupt the loop”</text:span></text:p>
            <text:p text:style-name="P17"><text:span text:style-name="T21">break</text:span></text:p>
            <text:p text:style-name="P17"><text:span text:style-name="T21">fi</text:span></text:p>
            <text:p text:style-name="P17"><text:span text:style-name="T21">echo $num</text:span></text:p>
            <text:p text:style-name="P17"><text:span text:style-name="T21">let num+=1</text:span></text:p>
            <text:p text:style-name="P17"><text:span text:style-name="T21">done</text:span></text:p>
            <text:p text:style-name="P17"><text:span text:style-name="T21">echo “Loop is complete”</text:span></text:p>
          </draw:text-box>
        </draw:frame>
        <draw:custom-shape draw:name="Google Shape;142;p29" draw:style-name="gr8" draw:text-style-name="P21" draw:layer="layout" svg:width="20.848cm" svg:height="2.286cm" svg:x="0cm" svg:y="0.099cm">
          <text:p text:style-name="P3"><text:span text:style-name="T30">Example of break statement in whil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485cm" presentation:class="outline" presentation:user-transformed="true">
          <draw:text-box>
            <text:p text:style-name="P17"><text:span text:style-name="T21">Executes one or more </text:span><text:span text:style-name="T21">instructions until a condition is </text:span><text:span text:style-name="T21">false.</text:span></text:p>
            <text:p text:style-name="P17"><text:span text:style-name="T21"/></text:p>
            <text:p text:style-name="P17"><text:span text:style-name="T21"/></text:p>
            <text:p text:style-name="P17"><text:span text:style-name="T21">Syntax:</text:span></text:p>
            <text:p text:style-name="P17"><text:span text:style-name="T21"><text:s text:c="7"/></text:span><text:span text:style-name="T21">until CONDITION; do</text:span></text:p>
            <text:p text:style-name="P17"><text:span text:style-name="T21"><text:s text:c="12"/></text:span><text:span text:style-name="T21">COMMANDS</text:span></text:p>
            <text:p text:style-name="P17"><text:span text:style-name="T21"><text:s text:c="7"/></text:span><text:span text:style-name="T21">done</text:span></text:p>
            <text:p text:style-name="P17"><text:span text:style-name="T21"/></text:p>
            <text:p text:style-name="P17"><text:span text:style-name="T21">Example:</text:span></text:p>
            <text:p text:style-name="P17"><text:span text:style-name="T21"><text:s/></text:span><text:span text:style-name="T21"><text:tab/></text:span><text:span text:style-name="T21"> <text:s/></text:span><text:span text:style-name="T21">#!/bin/bash </text:span></text:p>
            <text:p text:style-name="P17"><text:span text:style-name="T21"><text:s text:c="9"/></text:span><text:span text:style-name="T21">counter=20</text:span></text:p>
            <text:p text:style-name="P17"><text:span text:style-name="T21"><text:s text:c="9"/></text:span><text:span text:style-name="T21">until [ <text:s/>$counter -lt 10 ]; do</text:span></text:p>
            <text:p text:style-name="P17"><text:span text:style-name="T21"><text:s text:c="13"/></text:span><text:span text:style-name="T21">echo counter $counter</text:span></text:p>
            <text:p text:style-name="P17"><text:span text:style-name="T21"><text:s text:c="13"/></text:span><text:span text:style-name="T21">let counter-=1</text:span></text:p>
            <text:p text:style-name="P17"><text:span text:style-name="T21"><text:s text:c="9"/></text:span><text:span text:style-name="T21">done</text:span></text:p>
          </draw:text-box>
        </draw:frame>
        <draw:custom-shape draw:name="Google Shape;142;p29" draw:style-name="gr8" draw:text-style-name="P21" draw:layer="layout" svg:width="20.848cm" svg:height="2.286cm" svg:x="0.1cm" svg:y="0.099cm">
          <text:p text:style-name="P3"><text:span text:style-name="T30">until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485cm" presentation:class="outline" presentation:user-transformed="true">
          <draw:text-box>
            <text:p text:style-name="P17"><text:span text:style-name="T21">Until is similar to while, but it is a </text:span><text:span text:style-name="T21">slightly difference: </text:span></text:p>
            <text:p text:style-name="P17"><text:span text:style-name="T21">Until is executed while the </text:span><text:span text:style-name="T21">condition is false,</text:span></text:p>
            <text:p text:style-name="P17"><text:span text:style-name="T21">While is executed while the </text:span><text:span text:style-name="T21">condition is true.</text:span></text:p>
            <text:p text:style-name="P17"><text:span text:style-name="T21">What means it?</text:span></text:p>
            <text:p text:style-name="P17"><text:span text:style-name="T21"/></text:p>
            <text:p text:style-name="P17"><text:span text:style-name="T21">Try the following code and </text:span><text:span text:style-name="T21">check the output:</text:span></text:p>
            <text:p text:style-name="P17"><text:span text:style-name="T21"/></text:p>
            <text:p text:style-name="P17"><text:span text:style-name="T21">num=1</text:span></text:p>
            <text:p text:style-name="P17"><text:span text:style-name="T35">while</text:span><text:span text:style-name="T21"> [[ $num -lt 10 ]]</text:span></text:p>
            <text:p text:style-name="P17"><text:span text:style-name="T21">do</text:span></text:p>
            <text:p text:style-name="P17"><text:span text:style-name="T21">if [[ $num -eq 5 ]]</text:span></text:p>
            <text:p text:style-name="P17"><text:span text:style-name="T21">then</text:span></text:p>
            <text:p text:style-name="P17"><text:span text:style-name="T21">break</text:span></text:p>
            <text:p text:style-name="P17"><text:span text:style-name="T21">fi</text:span></text:p>
            <text:p text:style-name="P17"><text:span text:style-name="T21">echo $num</text:span></text:p>
            <text:p text:style-name="P17"><text:span text:style-name="T21">let num=num+1</text:span></text:p>
            <text:p text:style-name="P17"><text:span text:style-name="T21">done</text:span></text:p>
            <text:p text:style-name="P17"><text:span text:style-name="T21">echo “Loop while is complete”</text:span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21" draw:layer="layout" svg:width="20.848cm" svg:height="2.286cm" svg:x="0.1cm" svg:y="0.099cm">
          <text:p text:style-name="P3"><text:span text:style-name="T30">until vs. wh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8" draw:layer="layout" svg:width="10.638cm" svg:height="9.083cm" svg:x="11.374cm" svg:y="8.356cm" presentation:class="outline" presentation:user-transformed="true">
          <draw:text-box>
            <text:p text:style-name="P17"><text:span text:style-name="T21">num1=1</text:span></text:p>
            <text:p text:style-name="P17"><text:span text:style-name="T35">until</text:span><text:span text:style-name="T21"> [[ $num1 -lt 10 ]]</text:span></text:p>
            <text:p text:style-name="P17"><text:span text:style-name="T21">do</text:span></text:p>
            <text:p text:style-name="P17"><text:span text:style-name="T21">if [[ $num1 -eq 5 ]]</text:span></text:p>
            <text:p text:style-name="P17"><text:span text:style-name="T21">then</text:span></text:p>
            <text:p text:style-name="P17"><text:span text:style-name="T21">break</text:span></text:p>
            <text:p text:style-name="P17"><text:span text:style-name="T21">fi</text:span></text:p>
            <text:p text:style-name="P17"><text:span text:style-name="T21">echo $num1</text:span></text:p>
            <text:p text:style-name="P17"><text:span text:style-name="T21">let num1=num1+1</text:span></text:p>
            <text:p text:style-name="P17"><text:span text:style-name="T21">done</text:span></text:p>
            <text:p text:style-name="P17"><text:span text:style-name="T21">echo “Loop until is complete”</text:span></text:p>
            <text:p text:style-name="P17"><text:span text:style-name="T21"/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Functions are use to group sets </text:span><text:span text:style-name="T21">of commands logically related </text:span><text:span text:style-name="T21">making them reusable without </text:span><text:span text:style-name="T21">the need to re-write them.</text:span></text:p>
            <text:p text:style-name="P17"><text:span text:style-name="T21"/></text:p>
            <text:p text:style-name="P17"><text:span text:style-name="T21">A function does not need to be </text:span><text:span text:style-name="T21">declared.</text:span></text:p>
            <text:p text:style-name="P17"><text:span text:style-name="T21"/></text:p>
            <text:p text:style-name="P17"><text:span text:style-name="T21">Function example:</text:span></text:p>
            <text:p text:style-name="P17"><text:span text:style-name="T21"><text:s text:c="11"/></text:span><text:span text:style-name="T21">#!bin/bash </text:span></text:p>
            <text:p text:style-name="P17"><text:span text:style-name="T21"><text:s text:c="11"/></text:span><text:span text:style-name="T21">function quit {</text:span></text:p>
            <text:p text:style-name="P17"><text:span text:style-name="T21"><text:s text:c="15"/></text:span><text:span text:style-name="T21">exit</text:span></text:p>
            <text:p text:style-name="P17"><text:span text:style-name="T21"><text:s text:c="11"/></text:span><text:span text:style-name="T21">}</text:span></text:p>
            <text:p text:style-name="P17"><text:span text:style-name="T21"><text:s text:c="11"/></text:span><text:span text:style-name="T21">function hello {</text:span></text:p>
            <text:p text:style-name="P17"><text:span text:style-name="T21"><text:s text:c="15"/></text:span><text:span text:style-name="T21">echo Hello!</text:span></text:p>
            <text:p text:style-name="P17"><text:span text:style-name="T21"><text:s text:c="11"/></text:span><text:span text:style-name="T21">}</text:span></text:p>
            <text:p text:style-name="P17"><text:span text:style-name="T21"><text:s text:c="11"/></text:span><text:span text:style-name="T21">hello</text:span></text:p>
            <text:p text:style-name="P17"><text:span text:style-name="T21"><text:s text:c="11"/></text:span><text:span text:style-name="T21">quit</text:span></text:p>
            <text:p text:style-name="P17"><text:span text:style-name="T21"><text:s text:c="11"/></text:span><text:span text:style-name="T21">echo foo </text:span></text:p>
            <text:p text:style-name="P17"><text:span text:style-name="T21"><text:s text:c="11"/>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3" draw:layer="layout" svg:width="15.293cm" svg:height="10.927cm" svg:x="8.837cm" svg:y="6.535cm">
          <text:p/>
          <draw:enhanced-geometry svg:viewBox="0 0 21600 21600" draw:type="rectangle" draw:enhanced-path="M 0 0 L 21600 0 21600 21600 0 21600 0 0 Z N"/>
        </draw:custom-shape>
        <draw:frame draw:name="Google Shape;140;p29" presentation:style-name="pr2" draw:text-style-name="P18" draw:layer="layout" svg:width="14.87cm" svg:height="10.477cm" svg:x="9.037cm" svg:y="6.72cm" presentation:class="outline" presentation:user-transformed="true">
          <draw:text-box>
            <text:p text:style-name="P17"><text:span text:style-name="T21">Syntax: <text:s text:c="9"/>function </text:span><text:span text:style-name="T21">func_name {</text:span></text:p>
            <text:p text:style-name="P17"><text:span text:style-name="T21"><text:s text:c="27"/></text:span><text:span text:style-name="T21">command1</text:span></text:p>
            <text:p text:style-name="P17"><text:span text:style-name="T21"><text:s text:c="27"/></text:span><text:span text:style-name="T21">command2</text:span></text:p>
            <text:p text:style-name="P17"><text:span text:style-name="T21"><text:s text:c="27"/>…</text:span><text:span text:style-name="T21">..</text:span></text:p>
            <text:p text:style-name="P17"><text:span text:style-name="T21"><text:s text:c="22"/></text:span><text:span text:style-name="T21">}</text:span></text:p>
            <text:p text:style-name="P17"><text:span text:style-name="T21"/></text:p>
            <text:p text:style-name="P17"><text:span text:style-name="T21">How to call the function in a </text:span><text:span text:style-name="T21">script:</text:span></text:p>
            <text:p text:style-name="P17"><text:span text:style-name="T21"/></text:p>
            <text:p text:style-name="P17"><text:span text:style-name="T21"><text:s text:c="22"/></text:span><text:span text:style-name="T21">func_name</text:span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4.924cm" svg:height="16.008cm" svg:x="0.714cm" svg:y="2.285cm" presentation:class="outline" presentation:user-transformed="true">
          <draw:text-box>
            <text:p text:style-name="P17"><text:span text:style-name="T21">Parameters does not need to be </text:span><text:span text:style-name="T21">declared.</text:span></text:p>
            <text:p text:style-name="P17"><text:span text:style-name="T21">It is good practice </text:span></text:p>
            <text:list text:style-name="L3">
              <text:list-item>
                <text:p text:style-name="P17"><text:span text:style-name="T21">to put a comment before the </text:span><text:span text:style-name="T21">function definition describing </text:span><text:span text:style-name="T21">parameters and their </text:span><text:span text:style-name="T21">meaning</text:span></text:p>
              </text:list-item>
              <text:list-item>
                <text:p text:style-name="P17"><text:span text:style-name="T21">Read the parameters at the </text:span><text:span text:style-name="T21">beginning of the function</text:span></text:p>
              </text:list-item>
            </text:list>
            <text:p text:style-name="P17"><text:span text:style-name="T21">Function with parameters </text:span><text:span text:style-name="T21">example:</text:span></text:p>
            <text:p text:style-name="P17"><text:span text:style-name="T21">#!/bin/bash </text:span></text:p>
            <text:p text:style-name="P17"><text:span text:style-name="T21">function quit {</text:span></text:p>
            <text:p text:style-name="P17"><text:span text:style-name="T21"><text:s text:c="5"/></text:span><text:span text:style-name="T21">exit</text:span></text:p>
            <text:p text:style-name="P17"><text:span text:style-name="T21">} <text:s/></text:span></text:p>
            <text:p text:style-name="P17"><text:span text:style-name="T21"># input parameter msg=”a </text:span><text:span text:style-name="T21">message”</text:span></text:p>
            <text:p text:style-name="P17"><text:span text:style-name="T21">function my_func {</text:span></text:p>
            <text:p text:style-name="P17"><text:span text:style-name="T21"><text:s text:c="5"/></text:span><text:span text:style-name="T21">msg=$1</text:span></text:p>
            <text:p text:style-name="P17"><text:span text:style-name="T21"><text:s text:c="4"/></text:span><text:span text:style-name="T21">echo $msg </text:span></text:p>
            <text:p text:style-name="P17"><text:span text:style-name="T21">} <text:s/></text:span></text:p>
            <text:p text:style-name="P17"><text:span text:style-name="T21">my_func Hello</text:span></text:p>
            <text:p text:style-name="P17"><text:span text:style-name="T21">my_func World</text:span></text:p>
            <text:p text:style-name="P17"><text:span text:style-name="T21">quit</text:span></text:p>
            <text:p text:style-name="P17"><text:span text:style-name="T21">echo foo </text:span></text:p>
            <text:p text:style-name="P17"><text:span text:style-name="T21"><text:s text:c="11"/>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Functions parameters/arg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3" draw:layer="layout" svg:width="11.669cm" svg:height="10.557cm" svg:x="12.964cm" svg:y="6.905cm">
          <text:p/>
          <draw:enhanced-geometry svg:viewBox="0 0 21600 21600" draw:type="rectangle" draw:enhanced-path="M 0 0 L 21600 0 21600 21600 0 21600 0 0 Z N"/>
        </draw:custom-shape>
        <draw:frame draw:name="Google Shape;140;p29" presentation:style-name="pr2" draw:text-style-name="P18" draw:layer="layout" svg:width="11.297cm" svg:height="10.398cm" svg:x="13.15cm" svg:y="7.064cm" presentation:class="outline" presentation:user-transformed="true">
          <draw:text-box>
            <text:p text:style-name="P17"><text:span text:style-name="T21">Syntax with parameters: <text:s text:c="9"/></text:span></text:p>
            <text:p text:style-name="P17"><text:span text:style-name="T21">function func_name {</text:span></text:p>
            <text:p text:style-name="P17"><text:span text:style-name="T21"><text:s text:c="8"/></text:span><text:span text:style-name="T21">command1</text:span></text:p>
            <text:p text:style-name="P17"><text:span text:style-name="T21"><text:s text:c="8"/></text:span><text:span text:style-name="T21">command2</text:span></text:p>
            <text:p text:style-name="P17"><text:span text:style-name="T21"><text:s text:c="8"/>…</text:span><text:span text:style-name="T21">..</text:span></text:p>
            <text:p text:style-name="P17"><text:span text:style-name="T21">}</text:span></text:p>
            <text:p text:style-name="P17"><text:span text:style-name="T21"/></text:p>
            <text:p text:style-name="P17"><text:span text:style-name="T21">How to call the function with </text:span><text:span text:style-name="T21">parameters in a script:</text:span></text:p>
            <text:p text:style-name="P17"><text:span text:style-name="T21"/></text:p>
            <text:p text:style-name="P17"><text:span text:style-name="T21">func_name para1 param2 ...</text:span></text:p>
          </draw:text-box>
        </draw:frame>
        <presentation:notes draw:style-name="dp2">
          <draw:page-thumbnail draw:name="Google Shape;137;g43a2041c0c_0_9:notes" draw:style-name="gr3" draw:layer="layout" svg:width="12.7cm" svg:height="9.524cm" svg:x="3.176cm" svg:y="1.905cm" draw:page-number="3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cat usage.sh</text:span></text:p>
            <text:p text:style-name="P17"><text:span text:style-name="T21"/></text:p>
            <text:p text:style-name="P17"><text:span text:style-name="T21">#!/bin/bash </text:span></text:p>
            <text:p text:style-name="P17"><text:span text:style-name="T21"><text:s/></text:span></text:p>
            <text:p text:style-name="P17"><text:span text:style-name="T21">display_usage() { </text:span></text:p>
            <text:p text:style-name="P17"><text:span text:style-name="T21"><text:s text:c="5"/></text:span><text:span text:style-name="T21"># echo "This script must be </text:span><text:span text:style-name="T21">run with super-user privileges." </text:span></text:p>
            <text:p text:style-name="P17"><text:span text:style-name="T21"><text:s text:c="5"/></text:span><text:span text:style-name="T21">echo -e "\nUsage:\n$0 </text:span><text:span text:style-name="T21">[arguments] \n" </text:span></text:p>
            <text:p text:style-name="P17"><text:span text:style-name="T21">} </text:span></text:p>
            <text:p text:style-name="P17"><text:span text:style-name="T21"/></text:p>
            <text:p text:style-name="P17"><text:span text:style-name="T21"># if less than two arguments </text:span><text:span text:style-name="T21">supplied, display usage </text:span></text:p>
            <text:p text:style-name="P17"><text:span text:style-name="T21">if [[ <text:s/>$# -le 1 ]] </text:span></text:p>
            <text:p text:style-name="P17"><text:span text:style-name="T21"><text:s text:c="2"/></text:span><text:span text:style-name="T21">then </text:span></text:p>
            <text:p text:style-name="P17"><text:span text:style-name="T21"><text:s text:c="4"/></text:span><text:span text:style-name="T21">display_usage</text:span></text:p>
            <text:p text:style-name="P17"><text:span text:style-name="T21"><text:s text:c="4"/></text:span><text:span text:style-name="T21">exit 1</text:span></text:p>
            <text:p text:style-name="P17"><text:span text:style-name="T21">fi 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1cm">
          <text:p text:style-name="P3"><text:span text:style-name="T18">Add help to a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Example</text:span></text:p>
            <text:p text:style-name="P17"><text:span text:style-name="T21"/></text:p>
            <text:p text:style-name="P17"><text:span text:style-name="T21"><text:s text:c="10"/></text:span><text:span text:style-name="T21">#!/bin/bash <text:s text:c="7"/></text:span></text:p>
            <text:p text:style-name="P17"><text:span text:style-name="T21"><text:s text:c="10"/></text:span><text:span text:style-name="T21">if [ -z "$1" ]; then <text:s text:c="7"/># </text:span><text:span text:style-name="T21">check if one parameter exists</text:span></text:p>
            <text:p text:style-name="P17"><text:span text:style-name="T21"><text:s text:c="14"/></text:span><text:span text:style-name="T21">echo usage: $0 </text:span><text:span text:style-name="T21">directory</text:span></text:p>
            <text:p text:style-name="P17"><text:span text:style-name="T21"><text:s text:c="14"/></text:span><text:span text:style-name="T21">exit</text:span></text:p>
            <text:p text:style-name="P17"><text:span text:style-name="T21"><text:s text:c="10"/></text:span><text:span text:style-name="T21">fi</text:span></text:p>
            <text:p text:style-name="P17"><text:span text:style-name="T21"><text:s text:c="10"/></text:span><text:span text:style-name="T21">srcd=$1</text:span></text:p>
            <text:p text:style-name="P17"><text:span text:style-name="T21"><text:s text:c="10"/></text:span><text:span text:style-name="T21">bakd="/tmp/"</text:span></text:p>
            <text:p text:style-name="P17"><text:span text:style-name="T21"><text:s text:c="10"/></text:span><text:span text:style-name="T21">mkdir $bakd</text:span></text:p>
            <text:p text:style-name="P17"><text:span text:style-name="T21"><text:s text:c="10"/></text:span><text:span text:style-name="T21">of=home-$(date +%Y%m</text:span><text:span text:style-name="T21">%d).tgz</text:span></text:p>
            <text:p text:style-name="P17"><text:span text:style-name="T21"><text:s text:c="10"/></text:span><text:span text:style-name="T21">tar -czf $bakd$of $srcd</text:span></text:p>
          </draw:text-box>
        </draw:frame>
        <draw:custom-shape draw:name="Google Shape;142;p29" draw:style-name="gr8" draw:text-style-name="P15" draw:layer="layout" svg:width="20.848cm" svg:height="2.286cm" svg:x="0cm" svg:y="0.1cm">
          <text:p text:style-name="P3"><text:span text:style-name="T18">Add help to a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39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Positional parameters are a </text:span><text:span text:style-name="T21">series of special variables ($0 </text:span><text:span text:style-name="T21">through $9) that contain the </text:span><text:span text:style-name="T21">contents of the command line. </text:span></text:p>
            <text:p text:style-name="P17"><text:span text:style-name="T21">If my_script is a bash shell </text:span><text:span text:style-name="T21">script, we could read each item </text:span><text:span text:style-name="T21">on the command line because </text:span><text:span text:style-name="T21">the positional parameters </text:span><text:span text:style-name="T21">contain the following: </text:span></text:p>
            <text:p text:style-name="P17"><text:span text:style-name="T21">$0 would contain </text:span><text:span text:style-name="T21">"some_program" </text:span></text:p>
            <text:p text:style-name="P17"><text:span text:style-name="T21">$1 would contain "parameter1"</text:span></text:p>
            <text:p text:style-name="P17"><text:span text:style-name="T21">$2 would contain "parameter2"</text:span></text:p>
            <text:p text:style-name="P17"><text:span text:style-name="T21">…</text:span><text:span text:style-name="T21">..</text:span></text:p>
            <text:p text:style-name="P17"><text:span text:style-name="T22"/></text:p>
            <text:p text:style-name="P17"><text:span text:style-name="T21">This way, if <text:s/>I call my_script with </text:span><text:span text:style-name="T21">two parameters:</text:span></text:p>
            <text:p text:style-name="P17"><text:span text:style-name="T21">my_script Hello world</text:span></text:p>
            <text:p text:style-name="P17"><text:span text:style-name="T21">Then inside the script I can read </text:span><text:span text:style-name="T21">them with:</text:span></text:p>
            <text:p text:style-name="P17"><text:span text:style-name="T21">#!/bin/bash</text:span></text:p>
            <text:p text:style-name="P17"><text:span text:style-name="T21">script_name=$0</text:span></text:p>
            <text:p text:style-name="P17"><text:span text:style-name="T21">first_word=$1</text:span></text:p>
            <text:p text:style-name="P17"><text:span text:style-name="T21">second_word=$2</text:span></text:p>
            <text:p text:style-name="P17"><text:span text:style-name="T21">Echo “$script_name says </text:span><text:span text:style-name="T21">$first_word $second_word</text:span></text:p>
            <text:p text:style-name="P17"><text:span text:style-name="T22"/></text:p>
            <text:p text:style-name="P17"><text:span text:style-name="T21">The mechanism is the same to </text:span><text:span text:style-name="T21">read functions parameters.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1cm">
          <text:p text:style-name="P3"><text:span text:style-name="T18">Positional param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0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list text:style-name="L3">
              <text:list-item>
                <text:p text:style-name="P17"><text:span text:style-name="T21">Example on how to read the </text:span><text:span text:style-name="T21">user’s input:</text:span></text:p>
              </text:list-item>
            </text:list>
            <text:p text:style-name="P17"><text:span text:style-name="T21"/></text:p>
            <text:p text:style-name="P17"><text:span text:style-name="T21"><text:s text:c="20"/></text:span><text:span text:style-name="T21">#!/bin/bash</text:span></text:p>
            <text:p text:style-name="P17"><text:span text:style-name="T21"><text:s text:c="20"/></text:span><text:span text:style-name="T21">echo Please, enter </text:span><text:span text:style-name="T21">your name</text:span></text:p>
            <text:p text:style-name="P17"><text:span text:style-name="T21"><text:s text:c="20"/></text:span><text:span text:style-name="T21">read NAME</text:span></text:p>
            <text:p text:style-name="P17"><text:span text:style-name="T21"><text:s text:c="20"/></text:span><text:span text:style-name="T21">echo "Hi $NAME!"</text:span></text:p>
            <text:p text:style-name="P17"><text:span text:style-name="T21"><text:s text:c="12"/></text:span></text:p>
            <text:p text:style-name="P17"><text:span text:style-name="T21"/></text:p>
            <text:list text:continue-numbering="true" text:style-name="L3">
              <text:list-item>
                <text:p text:style-name="P17"><text:span text:style-name="T21">Example on how to read </text:span><text:span text:style-name="T21">multiple user’s input:</text:span></text:p>
              </text:list-item>
            </text:list>
            <text:p text:style-name="P17"><text:span text:style-name="T21"/></text:p>
            <text:p text:style-name="P17"><text:span text:style-name="T21"><text:s text:c="20"/></text:span><text:span text:style-name="T21">#!/bin/bash</text:span></text:p>
            <text:p text:style-name="P17"><text:span text:style-name="T21"><text:s text:c="20"/></text:span><text:span text:style-name="T21">echo Please, enter </text:span><text:span text:style-name="T21">your firstname and lastname</text:span></text:p>
            <text:p text:style-name="P17"><text:span text:style-name="T21"><text:s text:c="20"/></text:span><text:span text:style-name="T21">read FN LN </text:span></text:p>
            <text:p text:style-name="P17"><text:span text:style-name="T21"><text:s text:c="20"/></text:span><text:span text:style-name="T21">echo "Hi! $LN, $FN </text:span><text:span text:style-name="T21">!"</text:span></text:p>
            <text:p text:style-name="P17"><text:span text:style-name="T21"><text:s text:c="20"/></text:span><text:span text:style-name="T21">echo "How are </text:span><text:span text:style-name="T21">you?"</text:span></text:p>
            <text:p text:style-name="P17"><text:span text:style-name="T21"><text:s text:c="12"/></text:span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Read the user’s input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1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In general you can distinguish </text:span><text:span text:style-name="T21">between</text:span></text:p>
            <text:p text:style-name="P17"><text:span text:style-name="T21">Global</text:span></text:p>
            <text:p text:style-name="P17"><text:span text:style-name="T21">Local</text:span><text:span text:style-name="T21"><text:tab/></text:span><text:span text:style-name="T21"><text:tab/></text:span><text:span text:style-name="T21"><text:tab/></text:span><text:span text:style-name="T21">Scope</text:span></text:p>
            <text:p text:style-name="P17"><text:span text:style-name="T21">Function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17"><text:span text:style-name="T21">Bash (like Python) doesn't have </text:span><text:span text:style-name="T21">block scope in conditionals. </text:span></text:p>
            <text:p text:style-name="P17"><text:span text:style-name="T21"/></text:p>
            <text:p text:style-name="P17"><text:span text:style-name="T21">It has local scope within </text:span><text:span text:style-name="T21">functions, it is also possible to </text:span><text:span text:style-name="T21">use the ‘local’ modifier which is a </text:span><text:span text:style-name="T21">keyword <text:s/>to declare the local </text:span><text:span text:style-name="T21">variables. </text:span></text:p>
            <text:p text:style-name="P17"><text:span text:style-name="T21">Local variables are visible only </text:span><text:span text:style-name="T21">within the block of code. </text:span></text:p>
            <text:p text:style-name="P17"><text:span text:style-name="T21"/></text:p>
            <text:p text:style-name="P17"><text:span text:style-name="T21">Variable scope (visibility) is </text:span><text:span text:style-name="T21">related mainly to the shell.</text:span></text:p>
            <text:p text:style-name="P17"><text:span text:style-name="T21">Exported variables are visible in </text:span><text:span text:style-name="T21">all subshells.</text:span></text:p>
          </draw:text-box>
        </draw:frame>
        <draw:custom-shape draw:name="Google Shape;142;p29" draw:style-name="gr8" draw:text-style-name="P15" draw:layer="layout" svg:width="20.848cm" svg:height="2.286cm" svg:x="0.1cm" svg:y="0.083cm">
          <text:p text:style-name="P3"><text:span text:style-name="T18">Scope of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23" draw:layer="layout" svg:x1="3.284cm" svg:y1="5.885cm" svg:x2="5.063cm" svg:y2="5.155cm">
          <text:p/>
        </draw:line>
        <draw:line draw:style-name="gr9" draw:text-style-name="P23" draw:layer="layout" svg:x1="2.418cm" svg:y1="4.106cm" svg:x2="4.927cm" svg:y2="4.744cm">
          <text:p/>
        </draw:line>
        <draw:line draw:style-name="gr9" draw:text-style-name="P23" draw:layer="layout" svg:x1="2.144cm" svg:y1="4.972cm" svg:x2="5.063cm" svg:y2="4.972cm">
          <text:p/>
        </draw:line>
        <draw:custom-shape draw:style-name="gr13" draw:text-style-name="P13" draw:layer="layout" svg:width="6.249cm" svg:height="4.607cm" svg:x="8.394cm" svg:y="3.8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319cm" svg:height="2.256cm" svg:x="8.594cm" svg:y="4.678cm">
          <text:p/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3.513cm" svg:height="0.996cm" svg:x="8.331cm" svg:y="3.804cm">
          <draw:text-box>
            <text:p>Global</text:p>
          </draw:text-box>
        </draw:frame>
        <draw:frame draw:style-name="gr15" draw:text-style-name="P24" draw:layer="layout" svg:width="3.513cm" svg:height="0.996cm" svg:x="8.832cm" svg:y="4.704cm">
          <draw:text-box>
            <text:p>Local</text:p>
          </draw:text-box>
        </draw:frame>
        <draw:frame draw:style-name="gr15" draw:text-style-name="P24" draw:layer="layout" svg:width="3.513cm" svg:height="0.996cm" svg:x="10.1cm" svg:y="5.804cm">
          <draw:text-box>
            <text:p>Function</text:p>
          </draw:text-box>
        </draw:frame>
        <draw:frame draw:style-name="gr15" draw:text-style-name="P24" draw:layer="layout" svg:width="3.513cm" svg:height="0.996cm" svg:x="11.501cm" svg:y="7.204cm">
          <draw:text-box>
            <text:p>Function</text:p>
          </draw:text-box>
        </draw:frame>
        <draw:custom-shape draw:style-name="gr16" draw:text-style-name="P13" draw:layer="layout" svg:width="2.901cm" svg:height="0.991cm" svg:x="10.1cm" svg:y="5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901cm" svg:height="0.991cm" svg:x="11.5cm" svg:y="7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A variable exported is a global </text:span><text:span text:style-name="T21">variable.</text:span></text:p>
            <text:p text:style-name="P17"><text:span text:style-name="T21"/></text:p>
            <text:p text:style-name="P17"><text:span text:style-name="T21">A variable defined in the main </text:span><text:span text:style-name="T21">body of the script is called a </text:span><text:span text:style-name="T21">local variable.</text:span></text:p>
            <text:p text:style-name="P17"><text:span text:style-name="T21">• </text:span><text:span text:style-name="T21">It will be visible throughout the </text:span><text:span text:style-name="T21">script,</text:span></text:p>
            <text:p text:style-name="P17"><text:span text:style-name="T21">• </text:span><text:span text:style-name="T21">A variable which is defined </text:span><text:span text:style-name="T21">inside a function is local to that </text:span><text:span text:style-name="T21">function.</text:span></text:p>
            <text:p text:style-name="P17"><text:span text:style-name="T21">• </text:span><text:span text:style-name="T21">It is accessible from the point </text:span><text:span text:style-name="T21">at which it is defined until the </text:span><text:span text:style-name="T21">end of the</text:span></text:p>
            <text:p text:style-name="P17"><text:span text:style-name="T21">function, and exists for as long </text:span><text:span text:style-name="T21">as the function is executing.</text:span></text:p>
            <text:p text:style-name="P17"><text:span text:style-name="T21"/></text:p>
            <text:p text:style-name="P17"><text:span text:style-name="T21"/></text:p>
            <text:p text:style-name="P17"><text:span text:style-name="T21">• </text:span><text:span text:style-name="T21">Global variables can have </text:span><text:span text:style-name="T21">unintended consequences </text:span><text:span text:style-name="T21">because of their</text:span></text:p>
            <text:p text:style-name="P17"><text:span text:style-name="T21">wide-ranging effects: we should </text:span><text:span text:style-name="T21">almost never use them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.1cm" svg:y="0.083cm">
          <text:p text:style-name="P3"><text:span text:style-name="T18">Scope of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#!/bin/bash</text:span></text:p>
            <text:p text:style-name="P17"><text:span text:style-name="T21">e=2</text:span></text:p>
            <text:p text:style-name="P17"><text:span text:style-name="T21">echo At beginning e = $e</text:span></text:p>
            <text:p text:style-name="P17"><text:span text:style-name="T21">function test1() {</text:span></text:p>
            <text:p text:style-name="P17"><text:span text:style-name="T21"><text:s text:c="2"/></text:span><text:span text:style-name="T21">e=4</text:span></text:p>
            <text:p text:style-name="P17"><text:span text:style-name="T21"><text:s text:c="2"/></text:span><text:span text:style-name="T21">echo "hello. Now in the </text:span><text:span text:style-name="T21">function1 e = $e"</text:span></text:p>
            <text:p text:style-name="P17"><text:span text:style-name="T21">}</text:span></text:p>
            <text:p text:style-name="P17"><text:span text:style-name="T21">function test2() {</text:span></text:p>
            <text:p text:style-name="P17"><text:span text:style-name="T21"><text:s text:c="2"/></text:span><text:span text:style-name="T21">local e=4</text:span></text:p>
            <text:p text:style-name="P17"><text:span text:style-name="T21"><text:s text:c="2"/></text:span><text:span text:style-name="T21">echo "hello. Now in the </text:span><text:span text:style-name="T21">function2 e = $e"</text:span></text:p>
            <text:p text:style-name="P17"><text:span text:style-name="T21">}</text:span></text:p>
            <text:p text:style-name="P17"><text:span text:style-name="T21">test1 </text:span></text:p>
            <text:p text:style-name="P17"><text:span text:style-name="T21">echo "After calling the function1 </text:span><text:span text:style-name="T21">e = $e"</text:span></text:p>
            <text:p text:style-name="P17"><text:span text:style-name="T21"/></text:p>
            <text:p text:style-name="P17"><text:span text:style-name="T21">e=2</text:span></text:p>
            <text:p text:style-name="P17"><text:span text:style-name="T21">echo In the file before to call </text:span><text:span text:style-name="T21">func2 reassign e = $e</text:span></text:p>
            <text:p text:style-name="P17"><text:span text:style-name="T21">test2 </text:span></text:p>
            <text:p text:style-name="P17"><text:span text:style-name="T21">echo "After calling the function2 </text:span><text:span text:style-name="T21">e = $e"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.1cm" svg:y="0.083cm">
          <text:p text:style-name="P3"><text:span text:style-name="T18">Exercise: Scope of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9" presentation:style-name="pr2" draw:text-style-name="P18" draw:layer="layout" svg:width="6.033cm" svg:height="4.26cm" svg:x="17.052cm" svg:y="6.53cm" presentation:class="outline" presentation:user-transformed="true">
          <draw:text-box>
            <text:p text:style-name="P17"><text:span text:style-name="T21">Justify the result !</text:span></text:p>
          </draw:text-box>
        </draw:frame>
        <draw:custom-shape draw:style-name="gr17" draw:text-style-name="P13" draw:layer="layout" svg:width="7.25cm" svg:height="1.799cm" svg:x="16.801cm" svg:y="6.1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<text:s/></text:span><text:span text:style-name="T21">Sed is a non interactive editor. </text:span></text:p>
            <text:p text:style-name="P17"><text:span text:style-name="T21">It is generally used to parse and </text:span><text:span text:style-name="T21">transform text, using a simple, </text:span><text:span text:style-name="T21">compact programming language.</text:span></text:p>
            <text:p text:style-name="P17"><text:span text:style-name="T21"/></text:p>
            <text:p text:style-name="P17"><text:span text:style-name="T21">It allows to modify a file usinf </text:span><text:span text:style-name="T21">scripts with instructions for sed </text:span><text:span text:style-name="T21">editing plus the filename. </text:span><text:span text:style-name="T21">Example of string substitution:</text:span></text:p>
            <text:p text:style-name="P17"><text:span text:style-name="T21"/></text:p>
            <text:p text:style-name="P17"><text:span text:style-name="T21"><text:s text:c="12"/></text:span><text:span text:style-name="T21">$sed </text:span><text:span text:style-name="T21">'s/old_text/new_text/g' </text:span><text:span text:style-name="T21">/tmp/testfile</text:span></text:p>
            <text:p text:style-name="P17"><text:span text:style-name="T21"><text:s text:c="12"/></text:span></text:p>
            <text:p text:style-name="P17"><text:span text:style-name="T21">Sed substitute the string </text:span><text:span text:style-name="T21">'old_text' with the string </text:span><text:span text:style-name="T21">'new_text' reading from file /tmp/</text:span><text:span text:style-name="T21">testfile. The result is redirected </text:span><text:span text:style-name="T21">to stdout, but it can be </text:span><text:span text:style-name="T21">redirected also to a file using '&gt;' </text:span></text:p>
            <text:p text:style-name="P17"><text:span text:style-name="T21"/></text:p>
            <text:p text:style-name="P17"><text:span text:style-name="T21"><text:s text:c="12"/></text:span><text:span text:style-name="T21">$sed 12, 18d </text:span><text:span text:style-name="T21">/tmp/testfile <text:s text:c="8"/></text:span></text:p>
            <text:p text:style-name="P17"><text:span text:style-name="T21"/></text:p>
            <text:p text:style-name="P17"><text:span text:style-name="T21">Sed displays all the rows from </text:span><text:span text:style-name="T21">12 to 18. The original file is not </text:span><text:span text:style-name="T21">modified by this command, but if </text:span><text:span text:style-name="T21">you redirect stdout on a new file, </text:span><text:span text:style-name="T21">if is different from the original </text:span><text:span text:style-name="T21">one (try).</text:span></text:p>
          </draw:text-box>
        </draw:frame>
        <draw:custom-shape draw:name="Google Shape;142;p29" draw:style-name="gr8" draw:text-style-name="P15" draw:layer="layout" svg:width="20.848cm" svg:height="2.286cm" svg:x="0cm" svg:y="0.099cm">
          <text:p text:style-name="P3"><text:span text:style-name="T18">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285cm" presentation:class="outline" presentation:user-transformed="true">
          <draw:text-box>
            <text:p text:style-name="P17"><text:span text:style-name="T21"><text:s/></text:span><text:span text:style-name="T21">Awk match a string on the base </text:span><text:span text:style-name="T21">of a regular expression and </text:span><text:span text:style-name="T21">execute a required action: </text:span></text:p>
            <text:p text:style-name="P17"><text:span text:style-name="T21">Create a file /tmp/filetext as </text:span><text:span text:style-name="T21">follow: </text:span></text:p>
            <text:p text:style-name="P17"><text:span text:style-name="T21">cat filetext &lt;</text:span></text:p>
            <text:p text:style-name="P17"><text:span text:style-name="T21">test123</text:span></text:p>
            <text:p text:style-name="P17"><text:span text:style-name="T21">test</text:span></text:p>
            <text:p text:style-name="P17"><text:span text:style-name="T21">Tteesstt</text:span></text:p>
            <text:p text:style-name="P17"><text:span text:style-name="T21">EOF</text:span></text:p>
            <text:p text:style-name="P17"><text:span text:style-name="T21"><text:s text:c="12"/></text:span><text:span text:style-name="T21">$awk '/test/ {print}' </text:span><text:span text:style-name="T21">/tmp/filetext <text:s text:c="10"/></text:span></text:p>
            <text:p text:style-name="P17"><text:span text:style-name="T21">test123</text:span></text:p>
            <text:p text:style-name="P17"><text:span text:style-name="T21">test</text:span></text:p>
            <text:p text:style-name="P17"><text:span text:style-name="T21">The regular expression requires </text:span><text:span text:style-name="T21">to match the string 'test' </text:span></text:p>
            <text:p text:style-name="P17"><text:span text:style-name="T21">The required action is to </text:span><text:span text:style-name="T21">'print'the string containing ‘test’ </text:span><text:span text:style-name="T21">when found.</text:span></text:p>
            <text:p text:style-name="P17"><text:span text:style-name="T21"/></text:p>
            <text:p text:style-name="P17"><text:span text:style-name="T21"><text:s text:c="12"/></text:span><text:span text:style-name="T21">$awk '/test/ {i=i+1} END </text:span><text:span text:style-name="T21">{print i}' /tmp/filetext </text:span></text:p>
            <text:p text:style-name="P17"><text:span text:style-name="T21">3</text:span></text:p>
            <text:p text:style-name="P17"><text:span text:style-name="T21"/></text:p>
          </draw:text-box>
        </draw:frame>
        <draw:custom-shape draw:name="Google Shape;142;p29" draw:style-name="gr8" draw:text-style-name="P15" draw:layer="layout" svg:width="20.848cm" svg:height="2.286cm" svg:x="0.1cm" svg:y="0cm">
          <text:p text:style-name="P3"><text:span text:style-name="T18">Aw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6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Create a script which launch one </text:span><text:span text:style-name="T21">of the script you wrote by </text:span><text:span text:style-name="T21">exercise,</text:span></text:p>
            <text:p text:style-name="P17"><text:span text:style-name="T21">Test the output of the command,</text:span></text:p>
            <text:p text:style-name="P17"><text:span text:style-name="T21">Write if the execution is ok or </text:span><text:span text:style-name="T21">not.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How to check your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7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18" draw:layer="layout" svg:width="25.638cm" svg:height="16.008cm" svg:x="0cm" svg:y="2.685cm" presentation:class="outline" presentation:user-transformed="true">
          <draw:text-box>
            <text:p text:style-name="P17"><text:span text:style-name="T21">Create a script which launch one </text:span><text:span text:style-name="T21">of the script you wrote by </text:span><text:span text:style-name="T21">exercise,</text:span></text:p>
            <text:p text:style-name="P17"><text:span text:style-name="T21">Test the output of the command,</text:span></text:p>
            <text:p text:style-name="P17"><text:span text:style-name="T21">Write if the execution is ok or </text:span><text:span text:style-name="T21">not.</text:span></text:p>
          </draw:text-box>
        </draw:frame>
        <draw:custom-shape draw:name="Google Shape;142;p29" draw:style-name="gr8" draw:text-style-name="P15" draw:layer="layout" svg:width="20.848cm" svg:height="2.286cm" svg:x="0cm" svg:y="0cm">
          <text:p text:style-name="P3"><text:span text:style-name="T18">How to check your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8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Lohit Devanagari1" svg:font-family="'Lohit Devanagari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Caladea1" svg:font-family="Caladea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808080" draw:end-color="#cbcbcb" draw:start-intensity="100%" draw:end-intensity="100%" draw:angle="0" draw:border="0%"/>
    <draw:gradient draw:name="Gradient_20_3" draw:display-name="Gradient 3" draw:style="linear" draw:start-color="#95b3d7" draw:end-color="#adc0d7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4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4pt" style:font-style-asian="normal" style:font-weight-asian="normal" style:font-name-complex="Caladea1" style:font-family-complex="Calade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background" style:display-name="OBJECT__-background" style:family="presentation">
      <style:graphic-properties draw:stroke="none" draw:fill="solid" draw:fill-color="#ffffff"/>
      <style:text-properties style:letter-kerning="true"/>
    </style:style>
    <style:style style:name="OBJECT_5f__5f_-backgroundobjects" style:display-name="OBJEC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_5f_-notes" style:display-name="OBJEC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4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4pt" style:font-style-asian="normal" style:font-weight-asian="normal" style:font-name-complex="Caladea1" style:font-family-complex="Calade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_5f_-outline1" style:display-name="OBJECT__-outline1" style:family="presentation">
      <style:graphic-properties draw:stroke="none" draw:fill="none" draw:auto-grow-height="false" draw:fit-to-size="shrink-to-fit" style:shrink-to-fit="true">
        <text:list-style style:name="OBJECT_5f__5f_-outline1" style:display-name="OBJEC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_5f_-outline2" style:display-name="OBJECT__-outline2" style:family="presentation" style:parent-style-name="OBJECT_5f__5f_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3" style:display-name="OBJECT__-outline3" style:family="presentation" style:parent-style-name="OBJECT_5f_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4" style:display-name="OBJECT__-outline4" style:family="presentation" style:parent-style-name="OBJECT_5f_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_5f_-outline5" style:display-name="OBJECT__-outline5" style:family="presentation" style:parent-style-name="OBJEC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6" style:display-name="OBJECT__-outline6" style:family="presentation" style:parent-style-name="OBJEC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7" style:display-name="OBJECT__-outline7" style:family="presentation" style:parent-style-name="OBJEC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8" style:display-name="OBJECT__-outline8" style:family="presentation" style:parent-style-name="OBJEC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outline9" style:display-name="OBJECT__-outline9" style:family="presentation" style:parent-style-name="OBJEC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_5f_-subtitle" style:display-name="OBJECT__-subtitle" style:family="presentation">
      <style:graphic-properties draw:stroke="none" draw:fill="none" draw:textarea-vertical-align="middle">
        <text:list-style style:name="OBJECT_5f__5f_-subtitle" style:display-name="OBJEC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_5f_-title" style:display-name="OBJECT__-title" style:family="presentation">
      <style:graphic-properties draw:stroke="none" draw:fill="none" draw:textarea-vertical-align="middle">
        <text:list-style style:name="OBJECT_5f__5f_-title" style:display-name="OBJEC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7.736cm" fo:padding-top="0.13cm" fo:padding-bottom="0.13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4.653cm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133cm" fo:min-width="24.892cm" fo:padding-top="0.254cm" fo:padding-bottom="0.254cm" fo:padding-left="0.254cm" fo:padding-right="0.254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fill="solid" draw:fill-color="#95b3d7" draw:textarea-vertical-align="middle" draw:auto-grow-height="false" fo:min-height="2.474cm" fo:min-width="25.4cm"/>
    </style:style>
    <style:style style:name="M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-backgroundobjects">
      <style:graphic-properties draw:fill="solid" draw:fill-color="#95b3d7" draw:textarea-vertical-align="middle" draw:auto-grow-height="false" fo:min-height="2.474cm" fo:min-width="25.4cm"/>
    </style:style>
    <style:style style:name="Mpr9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10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11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OBJECT_5f__5f_-backgroundobjects">
      <style:graphic-properties draw:fill="solid" draw:fill-color="#95b3d7" draw:textarea-vertical-align="middle" draw:auto-grow-height="false" fo:min-height="2.474cm" fo:min-width="25.4cm"/>
    </style:style>
    <style:style style:name="Mpr13" style:family="presentation" style:parent-style-name="OBJECT_5f_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14" style:family="presentation" style:parent-style-name="OBJECT_5f_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95b3d7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solid" draw:fill-color="#95b3d7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office:forms form:automatic-focus="false" form:apply-design-mode="false"/>
      <draw:custom-shape draw:name="Google Shape;6;p1" draw:style-name="Mgr3" draw:text-style-name="MP5" draw:layer="backgroundobjects" svg:width="21.801cm" svg:height="2.601cm" svg:x="2.099cm" svg:y="6.363cm">
        <text:p/>
        <draw:enhanced-geometry draw:mirror-horizontal="false" draw:mirror-vertical="false" svg:viewBox="0 0 0 0" drawooo:sub-view-size="21804 2604" draw:text-areas="0 0 ?f0 ?f1" draw:type="ooxml-non-primitive" draw:enhanced-path="M 433 0 C 216 0 0 216 0 433 L 0 2169 C 0 2386 216 2603 433 2603 L 21369 2603 C 21586 2603 21803 2386 21803 2169 L 21803 433 C 21803 216 21586 0 21369 0 L 433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svg:width="21.801cm" svg:height="2.601cm" svg:x="1.821cm" svg:y="6.085cm">
        <text:p/>
        <draw:enhanced-geometry draw:mirror-horizontal="false" draw:mirror-vertical="false" svg:viewBox="0 0 0 0" drawooo:sub-view-size="21804 2604" draw:text-areas="0 0 ?f0 ?f1" draw:type="ooxml-non-primitive" draw:enhanced-path="M 433 0 C 216 0 0 216 0 433 L 0 2169 C 0 2386 216 2603 433 2603 L 21369 2603 C 21586 2603 21803 2386 21803 2169 L 21803 433 C 21803 216 21586 0 21369 0 L 433 0 N">
          <draw:equation draw:name="f0" draw:formula="logwidth"/>
          <draw:equation draw:name="f1" draw:formula="logheight"/>
        </draw:enhanced-geometry>
      </draw:custom-shape>
      <draw:custom-shape draw:name="Google Shape;10;p1" draw:style-name="Mgr5" draw:text-style-name="MP7" draw:layer="backgroundobjects" svg:width="25.399cm" svg:height="0.64cm" svg:x="0cm" svg:y="18.4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6" draw:text-style-name="MP9" draw:layer="backgroundobjects" svg:width="8.235cm" svg:height="0.644cm" svg:x="8.264cm" svg:y="18.405cm">
        <text:p text:style-name="MP8"><text:span text:style-name="MT2">Bash scripting beyond the </text:span><text:span text:style-name="MT2">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7" draw:text-style-name="MP10" draw:layer="backgroundobjects" svg:width="2.674cm" svg:height="2.674cm" svg:x="22.989cm" svg:y="-0.152cm">
        <draw:image xlink:href="Pictures/10000201000009C4000009C4EBC994F2C349E145.png" xlink:type="simple" xlink:show="embed" xlink:actuate="onLoad">
          <text:p/>
        </draw:image>
      </draw:frame>
      <draw:frame draw:name="Google Shape;17;p2" presentation:style-name="Mpr1" draw:text-style-name="MP11" draw:layer="backgroundobjects" svg:width="25.399cm" svg:height="2.286cm" svg:x="0cm" svg:y="-0.001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draw:custom-shape draw:name="Google Shape;14;p1" draw:style-name="Mgr8" draw:text-style-name="MP12" draw:layer="backgroundobjects" svg:width="8.235cm" svg:height="0.644cm" svg:x="3.044cm" svg:y="18.865cm">
        <text:p text:style-name="MP8"><text:span text:style-name="MT2">Course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8" draw:text-style-name="MP12" draw:layer="backgroundobjects" svg:width="8.235cm" svg:height="0.644cm" svg:x="3.07cm" svg:y="18.838cm">
        <text:p text:style-name="MP8"><text:span text:style-name="MT2">Course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5cm" svg:y="0.134cm">
        <draw:image xlink:href="Pictures/10000201000001A4000001A4625BE70B00B9B641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5cm">
        <draw:image xlink:href="Pictures/10000000000001C6000000C2D5F84F0FE4F34C1B.jp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presentation:style-name="Mpr4" draw:text-style-name="MP15" draw:layer="backgroundobjects" svg:width="25.4cm" svg:height="2.474cm" svg:x="0cm" svg:y="0cm">
        <text:p/>
        <draw:enhanced-geometry svg:viewBox="0 0 21600 21600" draw:type="rectangle" draw:enhanced-path="M 0 0 L 21600 0 21600 21600 0 21600 0 0 Z N"/>
      </draw:custom-shape>
      <draw:custom-shape draw:name="Google Shape;63;p14" draw:style-name="Mgr5" draw:text-style-name="MP7" draw:layer="backgroundobjects" svg:width="25.399cm" svg:height="0.64cm" svg:x="0cm" svg:y="18.4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6" draw:text-style-name="MP9" draw:layer="backgroundobjects" svg:width="8.235cm" svg:height="0.644cm" svg:x="8.264cm" svg:y="18.405cm">
        <text:p text:style-name="MP8"><text:span text:style-name="MT2">Bash scripting beyond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5" draw:text-style-name="MP11" draw:layer="backgroundobjects" svg:width="25.399cm" svg:height="2.286cm" svg:x="0cm" svg:y="-0.001cm" presentation:class="title" presentation:user-transformed="true">
        <draw:text-box>
          <text:p/>
        </draw:text-box>
      </draw:frame>
      <draw:frame draw:name="Google Shape;73;p15" presentation:style-name="OBJECT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7cm" svg:y="18.425cm">
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5cm" svg:y="0.134cm">
        <draw:image xlink:href="Pictures/10000201000001A4000001A4625BE70B00B9B641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01cm" svg:y="-0.229cm">
        <draw:image xlink:href="Pictures/10000201000009C4000009C4EBC994F2C349E145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5cm">
        <draw:image xlink:href="Pictures/10000000000001C6000000C2D5F84F0FE4F34C1B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custom-shape presentation:style-name="Mpr8" draw:text-style-name="MP15" draw:layer="backgroundobjects" svg:width="25.4cm" svg:height="2.474cm" svg:x="0.001cm" svg:y="0.001cm">
        <text:p/>
        <draw:enhanced-geometry svg:viewBox="0 0 21600 21600" draw:type="rectangle" draw:enhanced-path="M 0 0 L 21600 0 21600 21600 0 21600 0 0 Z N"/>
      </draw:custom-shape>
      <draw:custom-shape draw:name="Google Shape;63;p14" draw:style-name="Mgr11" draw:text-style-name="MP7" draw:layer="backgroundobjects" svg:width="25.399cm" svg:height="0.64cm" svg:x="0.001cm" svg:y="18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8" draw:text-style-name="MP12" draw:layer="backgroundobjects" svg:width="8.235cm" svg:height="0.644cm" svg:x="8.263cm" svg:y="18.404cm">
        <text:p text:style-name="MP8"><text:span text:style-name="MT2">Bash scripting beyond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9" draw:text-style-name="MP11" draw:layer="backgroundobjects" svg:width="25.399cm" svg:height="2.286cm" svg:x="0cm" svg:y="0cm" presentation:class="title" presentation:user-transformed="true">
        <draw:text-box>
          <text:p/>
        </draw:text-box>
      </draw:frame>
      <draw:frame draw:name="Google Shape;73;p15" presentation:style-name="OBJECT_5f_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6cm" svg:y="18.424cm">
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4cm" svg:y="0.133cm">
        <draw:image xlink:href="Pictures/10000201000001A4000001A4625BE70B00B9B641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cm" svg:y="-0.228cm">
        <draw:image xlink:href="Pictures/10000201000009C4000009C4EBC994F2C349E145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5cm">
        <draw:image xlink:href="Pictures/10000000000001C6000000C2D5F84F0FE4F34C1B.jpg" xlink:type="simple" xlink:show="embed" xlink:actuate="onLoad">
          <text:p/>
        </draw:image>
      </draw:frame>
      <presentation:notes style:page-layout-name="PM2">
        <draw:page-thumbnail presentation:style-name="OBJECT_5f_-title" draw:layer="backgroundobjects" svg:width="12.699cm" svg:height="9.524cm" svg:x="3.174cm" svg:y="1.93cm" presentation:class="page"/>
        <draw:frame presentation:style-name="OBJECT_5f_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_5f_" style:display-name="OBJECT__" style:page-layout-name="PM1" draw:style-name="Mdp1">
      <office:forms form:automatic-focus="false" form:apply-design-mode="false"/>
      <draw:custom-shape presentation:style-name="Mpr12" draw:text-style-name="MP15" draw:layer="backgroundobjects" svg:width="25.4cm" svg:height="2.474cm" svg:x="0.001cm" svg:y="0.001cm">
        <text:p/>
        <draw:enhanced-geometry svg:viewBox="0 0 21600 21600" draw:type="rectangle" draw:enhanced-path="M 0 0 L 21600 0 21600 21600 0 21600 0 0 Z N"/>
      </draw:custom-shape>
      <draw:custom-shape draw:name="Google Shape;63;p14" draw:style-name="Mgr11" draw:text-style-name="MP7" draw:layer="backgroundobjects" svg:width="25.399cm" svg:height="0.64cm" svg:x="0.001cm" svg:y="18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8" draw:text-style-name="MP12" draw:layer="backgroundobjects" svg:width="8.235cm" svg:height="0.644cm" svg:x="8.263cm" svg:y="18.404cm">
        <text:p text:style-name="MP8"><text:span text:style-name="MT2">Bash script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13" draw:text-style-name="MP11" draw:layer="backgroundobjects" svg:width="25.399cm" svg:height="2.286cm" svg:x="0cm" svg:y="0cm" presentation:class="title" presentation:user-transformed="true">
        <draw:text-box>
          <text:p/>
        </draw:text-box>
      </draw:frame>
      <draw:frame draw:name="Google Shape;73;p15" presentation:style-name="OBJECT_5f__5f_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6cm" svg:y="18.424cm">
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4cm" svg:y="0.133cm">
        <draw:image xlink:href="Pictures/10000201000001A4000001A4625BE70B00B9B641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cm" svg:y="-0.228cm">
        <draw:image xlink:href="Pictures/10000201000009C4000009C4EBC994F2C349E14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BJECT_5f__5f_-title" draw:layer="backgroundobjects" svg:width="12.699cm" svg:height="9.524cm" svg:x="3.174cm" svg:y="1.93cm" presentation:class="page"/>
        <draw:frame presentation:style-name="OBJECT_5f__5f_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1-27T09:23:42.024229460</dc:date>
    <meta:editing-duration>P2DT5H5M12S</meta:editing-duration>
    <meta:editing-cycles>304</meta:editing-cycles>
    <meta:document-statistic meta:object-count="300"/>
  </office:meta>
</office:document-meta>
</file>